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4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4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8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0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0.00pt" fo:font-weight="bold" fo:font-family="Arial" style:font-family-asian="Arial" style:font-family-complex="Arial" fo:background-color="transparent" fo:color="#008000"/>
    </style:style>
    <style:style style:name="T31" style:family="text">
      <style:text-properties fo:font-size="10.00pt" fo:font-weight="normal" fo:font-family="Arial" style:font-family-asian="Arial" style:font-family-complex="Arial" fo:background-color="transparent" fo:color="#008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0.00pt" fo:font-weight="normal" fo:font-family="Arial" style:font-family-asian="Arial" style:font-family-complex="Arial" fo:background-color="transparent" fo:color="#008000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0.00pt" fo:font-weight="normal" fo:font-family="Wingdings" style:font-family-asian="Wingdings" style:font-family-complex="Wingdings" fo:background-color="transparent" fo:color="#008000"/>
    </style:style>
    <style:style style:name="T36" style:family="text">
      <style:text-properties fo:font-size="10.00pt" fo:font-weight="normal" fo:font-family="Arial" style:font-family-asian="Arial" style:font-family-complex="Arial" fo:background-color="transparent" fo:color="#008000"/>
    </style:style>
    <style:style style:name="T37" style:family="text">
      <style:text-properties fo:font-size="18.00pt" fo:font-weight="bold" fo:font-family="Arial" style:font-family-asian="Arial" style:font-family-complex="Arial" fo:background-color="transparent" fo:color="#008000"/>
    </style:style>
    <style:style style:name="T38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41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2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43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44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47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8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49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50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53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54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55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56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59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0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61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62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65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6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67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68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71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2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73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74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77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8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79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80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6.00pt" fo:font-weight="bold" fo:font-family="Arial" style:font-family-asian="Arial" style:font-family-complex="Arial" fo:background-color="transparent" fo:color="#99cc00"/>
    </style:style>
    <style:style style:name="T8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9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9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0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0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06" style:family="text">
      <style:text-properties fo:font-size="10.00pt" fo:font-weight="normal" fo:font-family="Arial" style:font-family-asian="Arial" style:font-family-complex="Arial" fo:background-color="transparent" fo:color="#008000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1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1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1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1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2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2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2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2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2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2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2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2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2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2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3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3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3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3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3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3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3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3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3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3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4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60" style:family="text">
      <style:text-properties fo:font-size="10.00pt" fo:font-weight="bold" fo:font-family="Arial" style:font-family-asian="Arial" style:font-family-complex="Arial" fo:background-color="transparent" fo:color="#ff0000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65" style:family="text">
      <style:text-properties fo:font-size="10.00pt" fo:font-weight="bold" fo:font-family="Arial" style:font-family-asian="Arial" style:font-family-complex="Arial" fo:background-color="transparent" fo:color="#ff0000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2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text:display="none"/>
    </style:style>
    <style:style style:name="T193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94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text:display="none"/>
    </style:style>
    <style:style style:name="T195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0.00pt" fo:font-weight="bold" fo:font-family="Arial" style:font-family-asian="Arial" style:font-family-complex="Arial" fo:background-color="transparent" fo:color="#008000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0.00pt" fo:font-weight="normal" fo:font-family="Arial" style:font-family-asian="Arial" style:font-family-complex="Arial" fo:background-color="transparent" fo:color="#008000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0.00pt" fo:font-weight="normal" fo:font-family="Arial" style:font-family-asian="Arial" style:font-family-complex="Arial" fo:background-color="transparent" fo:color="#008000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0.00pt" fo:font-weight="normal" fo:font-family="Arial" style:font-family-asian="Arial" style:font-family-complex="Arial" fo:background-color="transparent" fo:color="#008000"/>
    </style:style>
    <style:style style:name="T294" style:family="text">
      <style:text-properties fo:font-size="10.00pt" fo:font-weight="normal" fo:font-family="Wingdings" style:font-family-asian="Wingdings" style:font-family-complex="Wingdings" fo:background-color="transparent" fo:color="#008000"/>
    </style:style>
    <style:style style:name="T295" style:family="text">
      <style:text-properties fo:font-size="10.00pt" fo:font-weight="normal" fo:font-family="Arial" style:font-family-asian="Arial" style:font-family-complex="Arial" fo:background-color="transparent" fo:color="#008000"/>
    </style:style>
    <style:style style:name="T296" style:family="text">
      <style:text-properties fo:font-size="10.00pt" fo:font-weight="normal" fo:font-family="Arial" style:font-family-asian="Arial" style:font-family-complex="Arial" fo:background-color="transparent" fo:color="#800080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01" style:family="text">
      <style:text-properties fo:font-size="10.00pt" fo:font-weight="bold" fo:font-family="Arial" style:font-family-asian="Arial" style:font-family-complex="Arial" fo:background-color="transparent" fo:color="#008000"/>
    </style:style>
    <style:style style:name="T30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03" style:family="text">
      <style:text-properties fo:font-size="10.00pt" fo:font-weight="bold" fo:font-family="Arial" style:font-family-asian="Arial" style:font-family-complex="Arial" fo:background-color="transparent" fo:color="#008000"/>
    </style:style>
    <style:style style:name="T304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305" style:family="text">
      <style:text-properties fo:font-size="10.00pt" fo:font-weight="bold" fo:font-family="Arial" style:font-family-asian="Arial" style:font-family-complex="Arial" fo:background-color="transparent" fo:color="#008000"/>
    </style:style>
    <style:style style:name="T30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07" style:family="text">
      <style:text-properties fo:font-size="10.00pt" fo:font-weight="bold" fo:font-family="Arial" style:font-family-asian="Arial" style:font-family-complex="Arial" fo:background-color="transparent" fo:color="#008000"/>
    </style:style>
    <style:style style:name="T30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09" style:family="text">
      <style:text-properties fo:font-size="10.00pt" fo:font-weight="bold" fo:font-family="Arial" style:font-family-asian="Arial" style:font-family-complex="Arial" fo:background-color="transparent" fo:color="#008000"/>
    </style:style>
    <style:style style:name="T310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31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9.00pt" fo:font-weight="bold" fo:font-family="Arial" style:font-family-asian="Arial" style:font-family-complex="Arial" fo:background-color="transparent" fo:color="#000000" fo:font-style="italic"/>
    </style:style>
    <style:style style:name="T31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9.00pt" fo:font-weight="bold" fo:font-family="Arial" style:font-family-asian="Arial" style:font-family-complex="Arial" fo:background-color="transparent" fo:color="#000000" fo:font-style="italic"/>
    </style:style>
    <style:style style:name="T32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9.00pt" fo:font-weight="bold" fo:font-family="Arial" style:font-family-asian="Arial" style:font-family-complex="Arial" fo:background-color="transparent" fo:color="#000000" fo:font-style="italic"/>
    </style:style>
    <style:style style:name="T32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9.00pt" fo:font-weight="bold" fo:font-family="Arial" style:font-family-asian="Arial" style:font-family-complex="Arial" fo:background-color="transparent" fo:color="#000000" fo:font-style="italic"/>
    </style:style>
    <style:style style:name="T33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9.00pt" fo:font-weight="bold" fo:font-family="Arial" style:font-family-asian="Arial" style:font-family-complex="Arial" fo:background-color="transparent" fo:color="#008000"/>
    </style:style>
    <style:style style:name="T334" style:family="text">
      <style:text-properties fo:font-size="9.00pt" fo:font-weight="normal" fo:font-family="Arial" style:font-family-asian="Arial" style:font-family-complex="Arial" fo:background-color="transparent" fo:color="#008000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9.00pt" fo:font-weight="normal" fo:font-family="Wingdings" style:font-family-asian="Wingdings" style:font-family-complex="Wingdings" fo:background-color="transparent" fo:color="#008000"/>
    </style:style>
    <style:style style:name="T337" style:family="text">
      <style:text-properties fo:font-size="9.00pt" fo:font-weight="normal" fo:font-family="Arial" style:font-family-asian="Arial" style:font-family-complex="Arial" fo:background-color="transparent" fo:color="#008000"/>
    </style:style>
    <style:style style:name="P1" style:family="paragraph">
      <style:paragraph-properties fo:line-height="100.00%" fo:text-align="righ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right"/>
    </style:style>
    <style:style style:name="P4" style:family="paragraph">
      <style:paragraph-properties fo:line-height="100.00%" fo:text-align="right" fo:margin-top="6.00pt"/>
    </style:style>
    <style:style style:name="P5" style:family="paragraph">
      <style:paragraph-properties fo:line-height="100.00%" fo:text-align="right"/>
    </style:style>
    <style:style style:name="P6" style:family="paragraph">
      <style:paragraph-properties fo:line-height="100.00%" fo:text-align="right" fo:margin-top="6.00pt"/>
    </style:style>
    <style:style style:name="P7" style:family="paragraph">
      <style:paragraph-properties fo:line-height="100.00%" fo:text-align="right" fo:margin-top="6.00pt"/>
    </style:style>
    <style:style style:name="P8" style:family="paragraph">
      <style:paragraph-properties fo:line-height="100.00%" fo:text-align="right"/>
    </style:style>
    <style:style style:name="P9" style:family="paragraph">
      <style:paragraph-properties fo:line-height="100.00%" fo:text-align="center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5.40pt" fo:text-indent="-5.40pt">
        <style:tab-stops>
          <style:tab-stop style:position="66.60pt" style:type="center"/>
          <style:tab-stop style:position="3399.90pt"/>
          <style:tab-stop style:position="54114.65pt" style:char="." style:type="char"/>
          <style:tab-stop style:position="84.20pt"/>
        </style:tab-stops>
      </style:paragraph-properties>
    </style:style>
    <style:style style:name="P12" style:family="paragraph">
      <style:paragraph-properties fo:line-height="100.00%" fo:text-align="center" fo:margin-top="3.00pt" fo:margin-bottom="3.00pt"/>
    </style:style>
    <style:style style:name="P13" style:family="paragraph">
      <style:paragraph-properties fo:line-height="100.00%" fo:text-align="center" fo:margin-left="-5.40pt" fo:text-indent="0.00pt" fo:margin-top="3.00pt" fo:margin-bottom="3.00pt"/>
    </style:style>
    <style:style style:name="P14" style:family="paragraph">
      <style:paragraph-properties fo:line-height="100.00%" fo:text-align="center" fo:margin-top="3.00pt" fo:margin-bottom="3.00pt"/>
    </style:style>
    <style:style style:name="P15" style:family="paragraph">
      <style:paragraph-properties fo:line-height="100.00%" fo:text-align="left" fo:margin-left="5.40pt" fo:text-indent="-5.40pt">
        <style:tab-stops>
          <style:tab-stop style:position="66.60pt" style:type="center"/>
          <style:tab-stop style:position="3399.90pt"/>
          <style:tab-stop style:position="54114.65pt" style:char="." style:type="char"/>
          <style:tab-stop style:position="84.20pt"/>
        </style:tab-stops>
      </style:paragraph-properties>
    </style:style>
    <style:style style:name="P16" style:family="paragraph">
      <style:paragraph-properties fo:line-height="100.00%" fo:text-align="left" fo:margin-left="5.40pt" fo:text-indent="-5.40pt">
        <style:tab-stops>
          <style:tab-stop style:position="66.60pt" style:type="center"/>
          <style:tab-stop style:position="3399.90pt"/>
          <style:tab-stop style:position="421116.25pt" style:type="right"/>
          <style:tab-stop style:position="-5.40pt"/>
        </style:tab-stops>
      </style:paragraph-properties>
    </style:style>
    <style:style style:name="P17" style:family="paragraph">
      <style:paragraph-properties fo:line-height="100.00%" fo:text-align="center" fo:margin-top="3.00pt" fo:margin-bottom="3.00pt"/>
    </style:style>
    <style:style style:name="P18" style:family="paragraph">
      <style:paragraph-properties fo:line-height="100.00%" fo:text-align="left" fo:margin-top="3.00pt" fo:margin-bottom="3.00pt"/>
    </style:style>
    <style:style style:name="P19" style:family="paragraph">
      <style:paragraph-properties fo:line-height="100.00%" fo:text-align="center" fo:margin-top="3.00pt" fo:margin-bottom="3.00pt"/>
    </style:style>
    <style:style style:name="P20" style:family="paragraph">
      <style:paragraph-properties fo:line-height="100.00%" fo:text-align="left" fo:margin-left="5.40pt" fo:text-indent="-5.40pt">
        <style:tab-stops>
          <style:tab-stop style:position="66.60pt" style:type="center"/>
          <style:tab-stop style:position="3399.90pt"/>
          <style:tab-stop style:position="421116.25pt" style:type="right"/>
          <style:tab-stop style:position="-5.40pt"/>
        </style:tab-stops>
      </style:paragraph-properties>
    </style:style>
    <style:style style:name="P21" style:family="paragraph">
      <style:paragraph-properties fo:line-height="100.00%" fo:text-align="center" fo:margin-top="3.00pt" fo:margin-bottom="3.00pt"/>
    </style:style>
    <style:style style:name="P22" style:family="paragraph">
      <style:paragraph-properties fo:line-height="100.00%" fo:text-align="left" fo:margin-left="5.40pt" fo:text-indent="-5.40pt">
        <style:tab-stops>
          <style:tab-stop style:position="66.60pt" style:type="center"/>
          <style:tab-stop style:position="3399.90pt"/>
          <style:tab-stop style:position="421116.25pt" style:type="right"/>
          <style:tab-stop style:position="-5.40pt"/>
        </style:tab-stops>
      </style:paragraph-properties>
    </style:style>
    <style:style style:name="P23" style:family="paragraph">
      <style:paragraph-properties fo:line-height="100.00%" fo:text-align="center" fo:margin-top="3.00pt" fo:margin-bottom="3.00pt"/>
    </style:style>
    <style:style style:name="P24" style:family="paragraph">
      <style:paragraph-properties fo:line-height="100.00%" fo:text-align="left" fo:margin-left="5.40pt" fo:text-indent="-5.40pt">
        <style:tab-stops>
          <style:tab-stop style:position="66.60pt" style:type="center"/>
          <style:tab-stop style:position="3399.90pt"/>
          <style:tab-stop style:position="421116.25pt" style:type="right"/>
          <style:tab-stop style:position="-5.40pt"/>
        </style:tab-stops>
      </style:paragraph-properties>
    </style:style>
    <style:style style:name="P25" style:family="paragraph">
      <style:paragraph-properties fo:line-height="100.00%" fo:text-align="center"/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center"/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top="6.00pt">
        <style:tab-stops>
          <style:tab-stop style:position="481.85pt" style:type="right" style:leader-style="dotted"/>
        </style:tab-stops>
      </style:paragraph-properties>
    </style:style>
    <style:style style:name="P32" style:family="paragraph">
      <style:paragraph-properties fo:line-height="100.00%" fo:text-align="left">
        <style:tab-stops>
          <style:tab-stop style:position="24.00pt"/>
          <style:tab-stop style:position="481.45pt" style:type="right" style:leader-style="dotted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center"/>
    </style:style>
    <text:list-style style:name="L3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5" style:family="paragraph">
      <style:paragraph-properties fo:line-height="100.00%" fo:text-align="left" fo:margin-left="18.00pt" fo:text-indent="-18.00pt" fo:margin-top="12.00pt" fo:margin-bottom="3.00pt">
        <style:tab-stops>
          <style:tab-stop style:position="21.30pt"/>
        </style:tab-stops>
      </style:paragraph-properties>
    </style:style>
    <style:style style:name="P36" style:family="paragraph">
      <style:paragraph-properties fo:line-height="100.00%" fo:text-align="justify" fo:margin-left="0.00pt" fo:text-indent="21.25pt" fo:margin-top="6.00pt"/>
    </style:style>
    <style:style style:name="P37" style:family="paragraph">
      <style:paragraph-properties fo:line-height="100.00%" fo:text-align="justify" fo:margin-left="0.00pt" fo:text-indent="21.25pt"/>
    </style:style>
    <text:list-style style:name="L3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8" style:family="paragraph">
      <style:paragraph-properties fo:line-height="100.00%" fo:text-align="left" fo:margin-left="18.00pt" fo:text-indent="-18.00pt" fo:margin-top="12.00pt" fo:margin-bottom="3.00pt">
        <style:tab-stops>
          <style:tab-stop style:position="21.30pt"/>
        </style:tab-stops>
      </style:paragraph-properties>
    </style:style>
    <style:style style:name="P39" style:family="paragraph">
      <style:paragraph-properties fo:line-height="100.00%" fo:text-align="left" fo:margin-top="12.00pt" fo:margin-bottom="3.00pt">
        <style:tab-stops>
          <style:tab-stop style:position="57.30pt"/>
        </style:tab-stops>
      </style:paragraph-properties>
    </style:style>
    <style:style style:name="P40" style:family="paragraph">
      <style:paragraph-properties fo:line-height="100.00%" fo:text-align="left" fo:margin-top="12.00pt" fo:margin-bottom="3.00pt">
        <style:tab-stops>
          <style:tab-stop style:position="57.30pt"/>
        </style:tab-stops>
      </style:paragraph-properties>
    </style:style>
    <style:style style:name="P41" style:family="paragraph">
      <style:paragraph-properties fo:line-height="100.00%" fo:text-align="justify" fo:margin-left="21.25pt" fo:text-indent="0.00pt"/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center"/>
    </style:style>
    <style:style style:name="P45" style:family="paragraph">
      <style:paragraph-properties fo:line-height="100.00%" fo:text-align="center"/>
    </style:style>
    <style:style style:name="P46" style:family="paragraph">
      <style:paragraph-properties fo:line-height="100.00%" fo:text-align="center"/>
    </style:style>
    <text:list-style style:name="L4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7" style:family="paragraph">
      <style:paragraph-properties fo:line-height="100.00%" fo:text-align="left" fo:margin-left="18.00pt" fo:text-indent="-18.00pt" fo:margin-top="12.00pt" fo:margin-bottom="3.00pt">
        <style:tab-stops>
          <style:tab-stop style:position="21.30pt"/>
        </style:tab-stops>
      </style:paragraph-properties>
    </style:style>
    <style:style style:name="P48" style:family="paragraph">
      <style:paragraph-properties fo:line-height="100.00%" fo:text-align="left"/>
    </style:style>
    <text:list-style style:name="L49">
      <text:list-level-style-bullet text:level="1" text:bullet-char="•">
        <style:list-level-properties text:space-before="24.00pt" text:min-label-width="18.00pt"/>
        <style:text-properties fo:font-family="Symbol"/>
      </text:list-level-style-bullet>
    </text:list-style>
    <style:style style:name="P49" style:family="paragraph">
      <style:paragraph-properties fo:line-height="100.00%" fo:text-align="left" fo:margin-left="42.00pt" fo:text-indent="-42.00pt" fo:margin-top="6.00pt" fo:margin-bottom="6.00pt">
        <style:tab-stops>
          <style:tab-stop style:position="21.30pt"/>
        </style:tab-stops>
      </style:paragraph-properties>
    </style:style>
    <style:style style:name="P50" style:family="paragraph">
      <style:paragraph-properties fo:line-height="100.00%" fo:text-align="left" fo:margin-left="42.00pt" fo:text-indent="-42.00pt" fo:margin-top="6.00pt" fo:margin-bottom="6.00pt">
        <style:tab-stops>
          <style:tab-stop style:position="21.30pt"/>
        </style:tab-stops>
      </style:paragraph-properties>
    </style:style>
    <style:style style:name="P51" style:family="paragraph">
      <style:paragraph-properties fo:line-height="100.00%" fo:text-align="left" fo:margin-left="-6.00pt" fo:text-indent="-18.00pt" fo:margin-top="12.00pt" fo:margin-bottom="3.00pt">
        <style:tab-stops>
          <style:tab-stop style:position="21.30pt"/>
        </style:tab-stops>
      </style:paragraph-properties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100.00%" fo:text-align="left"/>
    </style:style>
    <text:list-style style:name="L5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5" style:family="paragraph">
      <style:paragraph-properties fo:line-height="100.00%" fo:text-align="left" fo:margin-left="-18.00pt" fo:text-indent="18.00pt"/>
    </style:style>
    <style:style style:name="P56" style:family="paragraph">
      <style:paragraph-properties fo:line-height="100.00%" fo:text-align="left" fo:margin-left="-18.00pt" fo:text-indent="18.00pt"/>
    </style:style>
    <style:style style:name="P57" style:family="paragraph">
      <style:paragraph-properties fo:line-height="100.00%" fo:text-align="left"/>
    </style:style>
    <text:list-style style:name="L5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8" style:family="paragraph">
      <style:paragraph-properties fo:line-height="100.00%" fo:text-align="left" fo:margin-left="18.00pt" fo:text-indent="-18.00pt" fo:margin-top="12.00pt" fo:margin-bottom="3.00pt">
        <style:tab-stops>
          <style:tab-stop style:position="21.30pt"/>
        </style:tab-stops>
      </style:paragraph-properties>
    </style:style>
    <style:style style:name="P59" style:family="paragraph">
      <style:paragraph-properties fo:line-height="100.00%" fo:text-align="left" fo:margin-left="36.00pt" fo:text-indent="-36.00pt">
        <style:tab-stops>
          <style:tab-stop style:position="21.30pt"/>
        </style:tab-stops>
      </style:paragraph-properties>
    </style:style>
    <text:list-style style:name="L6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0" style:family="paragraph">
      <style:paragraph-properties fo:line-height="100.00%" fo:text-align="left" fo:margin-left="18.00pt" fo:text-indent="-18.00pt">
        <style:tab-stops>
          <style:tab-stop style:position="21.30pt"/>
        </style:tab-stops>
      </style:paragraph-properties>
    </style:style>
    <style:style style:name="P61" style:family="paragraph">
      <style:paragraph-properties fo:line-height="100.00%" fo:text-align="left" fo:margin-left="18.00pt" fo:text-indent="-18.00pt">
        <style:tab-stops>
          <style:tab-stop style:position="21.30pt"/>
        </style:tab-stops>
      </style:paragraph-properties>
    </style:style>
    <style:style style:name="P62" style:family="paragraph">
      <style:paragraph-properties fo:line-height="100.00%" fo:text-align="left" fo:margin-left="18.00pt" fo:text-indent="-18.00pt">
        <style:tab-stops>
          <style:tab-stop style:position="21.30pt"/>
        </style:tab-stops>
      </style:paragraph-properties>
    </style:style>
    <style:style style:name="P63" style:family="paragraph">
      <style:paragraph-properties fo:line-height="100.00%" fo:text-align="left" fo:margin-left="18.00pt" fo:text-indent="-18.00pt">
        <style:tab-stops>
          <style:tab-stop style:position="21.30pt"/>
        </style:tab-stops>
      </style:paragraph-properties>
    </style:style>
    <style:style style:name="P64" style:family="paragraph">
      <style:paragraph-properties fo:line-height="100.00%" fo:text-align="left" fo:margin-left="36.00pt" fo:text-indent="-36.00pt">
        <style:tab-stops>
          <style:tab-stop style:position="21.30pt"/>
        </style:tab-stops>
      </style:paragraph-properties>
    </style:style>
    <style:style style:name="P65" style:family="paragraph">
      <style:paragraph-properties fo:line-height="100.00%" fo:text-align="left"/>
    </style:style>
    <style:style style:name="P66" style:family="paragraph">
      <style:paragraph-properties fo:line-height="100.00%" fo:text-align="left" fo:margin-left="-0.25pt" fo:text-indent="-3.50pt">
        <style:tab-stops>
          <style:tab-stop style:position="82.95pt"/>
          <style:tab-stop style:position="3405.55pt"/>
        </style:tab-stops>
      </style:paragraph-properties>
    </style:style>
    <style:style style:name="P67" style:family="paragraph">
      <style:paragraph-properties fo:line-height="100.00%" fo:text-align="justify"/>
    </style:style>
    <style:style style:name="P68" style:family="paragraph">
      <style:paragraph-properties fo:line-height="100.00%" fo:text-align="left"/>
    </style:style>
    <style:style style:name="P69" style:family="paragraph">
      <style:paragraph-properties fo:line-height="100.00%" fo:text-align="justify"/>
    </style:style>
    <style:style style:name="P70" style:family="paragraph">
      <style:paragraph-properties fo:line-height="100.00%" fo:text-align="justify"/>
    </style:style>
    <style:style style:name="P71" style:family="paragraph">
      <style:paragraph-properties fo:line-height="100.00%" fo:text-align="justify"/>
    </style:style>
    <style:style style:name="P72" style:family="paragraph">
      <style:paragraph-properties fo:line-height="100.00%" fo:text-align="left" fo:margin-left="-0.25pt" fo:text-indent="-3.50pt">
        <style:tab-stops>
          <style:tab-stop style:position="82.95pt"/>
          <style:tab-stop style:position="3405.55pt"/>
        </style:tab-stops>
      </style:paragraph-properties>
    </style:style>
    <style:style style:name="P73" style:family="paragraph">
      <style:paragraph-properties fo:line-height="100.00%" fo:text-align="left" fo:margin-left="-0.25pt" fo:text-indent="-3.50pt">
        <style:tab-stops>
          <style:tab-stop style:position="82.95pt" style:type="center"/>
          <style:tab-stop style:position="3405.55pt"/>
        </style:tab-stops>
      </style:paragraph-properties>
    </style:style>
    <style:style style:name="P74" style:family="paragraph">
      <style:paragraph-properties fo:line-height="100.00%" fo:text-align="left"/>
    </style:style>
    <style:style style:name="P75" style:family="paragraph">
      <style:paragraph-properties fo:line-height="100.00%" fo:text-align="left" fo:margin-left="-0.25pt" fo:text-indent="-3.50pt">
        <style:tab-stops>
          <style:tab-stop style:position="82.95pt" style:type="center"/>
          <style:tab-stop style:position="3405.55pt"/>
        </style:tab-stops>
      </style:paragraph-properties>
    </style:style>
    <style:style style:name="P76" style:family="paragraph">
      <style:paragraph-properties fo:line-height="100.00%" fo:text-align="left" fo:margin-left="-0.25pt" fo:text-indent="-3.50pt">
        <style:tab-stops>
          <style:tab-stop style:position="82.95pt" style:type="center"/>
          <style:tab-stop style:position="3290.35pt"/>
        </style:tab-stops>
      </style:paragraph-properties>
    </style:style>
    <style:style style:name="P77" style:family="paragraph">
      <style:paragraph-properties fo:line-height="100.00%" fo:text-align="left"/>
    </style:style>
    <style:style style:name="P78" style:family="paragraph">
      <style:paragraph-properties fo:line-height="100.00%" fo:text-align="left" fo:margin-left="-0.25pt" fo:text-indent="-3.50pt">
        <style:tab-stops>
          <style:tab-stop style:position="82.95pt" style:type="center"/>
          <style:tab-stop style:position="3290.35pt"/>
        </style:tab-stops>
      </style:paragraph-properties>
    </style:style>
    <style:style style:name="P79" style:family="paragraph">
      <style:paragraph-properties fo:line-height="100.00%" fo:text-align="left" fo:margin-left="-0.25pt" fo:text-indent="-3.50pt">
        <style:tab-stops>
          <style:tab-stop style:position="82.95pt" style:type="center"/>
          <style:tab-stop style:position="3405.55pt"/>
        </style:tab-stops>
      </style:paragraph-properties>
    </style:style>
    <style:style style:name="P80" style:family="paragraph">
      <style:paragraph-properties fo:line-height="100.00%" fo:text-align="left"/>
    </style:style>
    <style:style style:name="P81" style:family="paragraph">
      <style:paragraph-properties fo:line-height="100.00%" fo:text-align="left" fo:margin-left="-0.25pt" fo:text-indent="-3.50pt">
        <style:tab-stops>
          <style:tab-stop style:position="82.95pt" style:type="center"/>
          <style:tab-stop style:position="3405.55pt"/>
        </style:tab-stops>
      </style:paragraph-properties>
    </style:style>
    <style:style style:name="P82" style:family="paragraph">
      <style:paragraph-properties fo:line-height="100.00%" fo:text-align="left"/>
    </style:style>
    <style:style style:name="P83" style:family="paragraph">
      <style:paragraph-properties fo:line-height="100.00%" fo:text-align="left" fo:margin-left="-0.25pt" fo:text-indent="-3.50pt">
        <style:tab-stops>
          <style:tab-stop style:position="82.95pt" style:type="center"/>
          <style:tab-stop style:position="3405.55pt"/>
        </style:tab-stops>
      </style:paragraph-properties>
    </style:style>
    <style:style style:name="P84" style:family="paragraph">
      <style:paragraph-properties fo:line-height="100.00%" fo:text-align="left"/>
    </style:style>
    <style:style style:name="P85" style:family="paragraph">
      <style:paragraph-properties fo:line-height="100.00%" fo:text-align="left" fo:margin-left="-0.25pt" fo:text-indent="-3.50pt">
        <style:tab-stops>
          <style:tab-stop style:position="82.95pt" style:type="center"/>
          <style:tab-stop style:position="3405.55pt"/>
        </style:tab-stops>
      </style:paragraph-properties>
    </style:style>
    <style:style style:name="P86" style:family="paragraph">
      <style:paragraph-properties fo:line-height="100.00%" fo:text-align="left"/>
    </style:style>
    <style:style style:name="P87" style:family="paragraph">
      <style:paragraph-properties fo:line-height="100.00%" fo:text-align="left" fo:margin-left="-0.25pt" fo:text-indent="-3.50pt">
        <style:tab-stops>
          <style:tab-stop style:position="82.95pt" style:type="center"/>
          <style:tab-stop style:position="3405.55pt"/>
        </style:tab-stops>
      </style:paragraph-properties>
    </style:style>
    <style:style style:name="P88" style:family="paragraph">
      <style:paragraph-properties fo:line-height="100.00%" fo:text-align="left" fo:margin-left="-0.25pt" fo:text-indent="-3.50pt">
        <style:tab-stops>
          <style:tab-stop style:position="468.55pt" style:type="center"/>
        </style:tab-stops>
      </style:paragraph-properties>
    </style:style>
    <style:style style:name="P89" style:family="paragraph">
      <style:paragraph-properties fo:line-height="100.00%" fo:text-align="center"/>
    </style:style>
    <style:style style:name="P90" style:family="paragraph">
      <style:paragraph-properties fo:line-height="100.00%" fo:text-align="left" fo:margin-left="-0.25pt" fo:text-indent="-3.50pt">
        <style:tab-stops>
          <style:tab-stop style:position="468.55pt" style:type="center"/>
        </style:tab-stops>
      </style:paragraph-properties>
    </style:style>
    <style:style style:name="P91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405.55pt"/>
        </style:tab-stops>
      </style:paragraph-properties>
    </style:style>
    <style:style style:name="P92" style:family="paragraph">
      <style:paragraph-properties fo:line-height="100.00%" fo:text-align="center" fo:margin-top="2.00pt" fo:margin-bottom="2.00pt"/>
    </style:style>
    <style:style style:name="P93" style:family="paragraph">
      <style:paragraph-properties fo:line-height="100.00%" fo:text-align="left" fo:margin-top="2.00pt" fo:margin-bottom="2.00pt"/>
    </style:style>
    <style:style style:name="P94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405.55pt"/>
        </style:tab-stops>
      </style:paragraph-properties>
    </style:style>
    <style:style style:name="P95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405.55pt"/>
        </style:tab-stops>
      </style:paragraph-properties>
    </style:style>
    <style:style style:name="P96" style:family="paragraph">
      <style:paragraph-properties fo:line-height="100.00%" fo:text-align="center" fo:margin-top="2.00pt" fo:margin-bottom="2.00pt"/>
    </style:style>
    <style:style style:name="P97" style:family="paragraph">
      <style:paragraph-properties fo:line-height="100.00%" fo:text-align="left" fo:margin-top="2.00pt" fo:margin-bottom="2.00pt"/>
    </style:style>
    <style:style style:name="P98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405.55pt"/>
        </style:tab-stops>
      </style:paragraph-properties>
    </style:style>
    <style:style style:name="P99" style:family="paragraph">
      <style:paragraph-properties fo:line-height="100.00%" fo:text-align="center" fo:margin-top="2.00pt" fo:margin-bottom="2.00pt"/>
    </style:style>
    <style:style style:name="P100" style:family="paragraph">
      <style:paragraph-properties fo:line-height="100.00%" fo:text-align="left" fo:margin-top="2.00pt" fo:margin-bottom="2.00pt"/>
    </style:style>
    <style:style style:name="P101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405.55pt"/>
        </style:tab-stops>
      </style:paragraph-properties>
    </style:style>
    <style:style style:name="P102" style:family="paragraph">
      <style:paragraph-properties fo:line-height="100.00%" fo:text-align="center" fo:margin-top="2.00pt" fo:margin-bottom="2.00pt"/>
    </style:style>
    <style:style style:name="P103" style:family="paragraph">
      <style:paragraph-properties fo:line-height="100.00%" fo:text-align="left" fo:margin-top="2.00pt" fo:margin-bottom="2.00pt"/>
    </style:style>
    <style:style style:name="P104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405.55pt"/>
        </style:tab-stops>
      </style:paragraph-properties>
    </style:style>
    <style:style style:name="P105" style:family="paragraph">
      <style:paragraph-properties fo:line-height="100.00%" fo:text-align="center" fo:margin-top="2.00pt" fo:margin-bottom="2.00pt"/>
    </style:style>
    <style:style style:name="P106" style:family="paragraph">
      <style:paragraph-properties fo:line-height="100.00%" fo:text-align="left" fo:margin-top="2.00pt" fo:margin-bottom="2.00pt"/>
    </style:style>
    <style:style style:name="P107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405.55pt"/>
        </style:tab-stops>
      </style:paragraph-properties>
    </style:style>
    <style:style style:name="P108" style:family="paragraph">
      <style:paragraph-properties fo:line-height="100.00%" fo:text-align="left" fo:margin-left="-0.25pt" fo:text-indent="-3.50pt">
        <style:tab-stops>
          <style:tab-stop style:position="468.55pt" style:type="center"/>
        </style:tab-stops>
      </style:paragraph-properties>
    </style:style>
    <style:style style:name="P109" style:family="paragraph">
      <style:paragraph-properties fo:line-height="100.00%" fo:text-align="center"/>
    </style:style>
    <style:style style:name="P110" style:family="paragraph">
      <style:paragraph-properties fo:line-height="100.00%" fo:text-align="left" fo:margin-left="-0.25pt" fo:text-indent="-3.50pt">
        <style:tab-stops>
          <style:tab-stop style:position="468.55pt" style:type="center"/>
        </style:tab-stops>
      </style:paragraph-properties>
    </style:style>
    <style:style style:name="P111" style:family="paragraph">
      <style:paragraph-properties fo:line-height="100.00%" fo:text-align="left"/>
    </style:style>
    <style:style style:name="P112" style:family="paragraph">
      <style:paragraph-properties fo:line-height="100.00%" fo:text-align="left" fo:margin-left="-0.25pt" fo:text-indent="-3.50pt">
        <style:tab-stops>
          <style:tab-stop style:position="468.55pt" style:type="center"/>
        </style:tab-stops>
      </style:paragraph-properties>
    </style:style>
    <style:style style:name="P113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405.55pt"/>
        </style:tab-stops>
      </style:paragraph-properties>
    </style:style>
    <style:style style:name="P114" style:family="paragraph">
      <style:paragraph-properties fo:line-height="100.00%" fo:text-align="center" fo:margin-top="2.00pt" fo:margin-bottom="2.00pt"/>
    </style:style>
    <style:style style:name="P115" style:family="paragraph">
      <style:paragraph-properties fo:line-height="100.00%" fo:text-align="left" fo:margin-top="2.00pt" fo:margin-bottom="2.00pt"/>
    </style:style>
    <style:style style:name="P116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405.55pt"/>
        </style:tab-stops>
      </style:paragraph-properties>
    </style:style>
    <style:style style:name="P117" style:family="paragraph">
      <style:paragraph-properties fo:line-height="100.00%" fo:text-align="center" fo:margin-top="2.00pt" fo:margin-bottom="2.00pt"/>
    </style:style>
    <style:style style:name="P118" style:family="paragraph">
      <style:paragraph-properties fo:line-height="100.00%" fo:text-align="left" fo:margin-top="2.00pt" fo:margin-bottom="2.00pt"/>
    </style:style>
    <style:style style:name="P119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405.55pt"/>
        </style:tab-stops>
      </style:paragraph-properties>
    </style:style>
    <style:style style:name="P120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290.35pt"/>
        </style:tab-stops>
      </style:paragraph-properties>
    </style:style>
    <style:style style:name="P121" style:family="paragraph">
      <style:paragraph-properties fo:line-height="100.00%" fo:text-align="center" fo:margin-top="2.00pt" fo:margin-bottom="2.00pt"/>
    </style:style>
    <style:style style:name="P122" style:family="paragraph">
      <style:paragraph-properties fo:line-height="100.00%" fo:text-align="left" fo:margin-top="2.00pt" fo:margin-bottom="2.00pt"/>
    </style:style>
    <style:style style:name="P123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290.35pt"/>
        </style:tab-stops>
      </style:paragraph-properties>
    </style:style>
    <style:style style:name="P124" style:family="paragraph">
      <style:paragraph-properties fo:line-height="100.00%" fo:text-align="left" fo:margin-left="5.75pt" fo:text-indent="-3.50pt">
        <style:tab-stops>
          <style:tab-stop style:position="462.55pt" style:type="center"/>
        </style:tab-stops>
      </style:paragraph-properties>
    </style:style>
    <style:style style:name="P125" style:family="paragraph">
      <style:paragraph-properties fo:line-height="100.00%" fo:text-align="left"/>
    </style:style>
    <style:style style:name="P126" style:family="paragraph">
      <style:paragraph-properties fo:line-height="100.00%" fo:text-align="left" fo:margin-left="-0.25pt" fo:text-indent="-3.50pt">
        <style:tab-stops>
          <style:tab-stop style:position="468.55pt" style:type="center"/>
        </style:tab-stops>
      </style:paragraph-properties>
    </style:style>
    <style:style style:name="P127" style:family="paragraph">
      <style:paragraph-properties fo:line-height="100.00%" fo:text-align="left" fo:margin-left="5.75pt" fo:text-indent="-3.50pt">
        <style:tab-stops>
          <style:tab-stop style:position="26.10pt"/>
          <style:tab-stop style:position="3399.55pt"/>
        </style:tab-stops>
      </style:paragraph-properties>
    </style:style>
    <style:style style:name="P128" style:family="paragraph">
      <style:paragraph-properties fo:line-height="100.00%" fo:text-align="center" fo:margin-top="2.00pt" fo:margin-bottom="2.00pt"/>
    </style:style>
    <style:style style:name="P129" style:family="paragraph">
      <style:paragraph-properties fo:line-height="100.00%" fo:text-align="left" fo:margin-top="2.00pt" fo:margin-bottom="2.00pt"/>
    </style:style>
    <style:style style:name="P130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405.55pt"/>
        </style:tab-stops>
      </style:paragraph-properties>
    </style:style>
    <style:style style:name="P131" style:family="paragraph">
      <style:paragraph-properties fo:line-height="100.00%" fo:text-align="left" fo:margin-left="5.75pt" fo:text-indent="-3.50pt">
        <style:tab-stops>
          <style:tab-stop style:position="26.10pt"/>
          <style:tab-stop style:position="3284.35pt"/>
        </style:tab-stops>
      </style:paragraph-properties>
    </style:style>
    <style:style style:name="P132" style:family="paragraph">
      <style:paragraph-properties fo:line-height="100.00%" fo:text-align="center" fo:margin-top="2.00pt" fo:margin-bottom="2.00pt"/>
    </style:style>
    <style:style style:name="P133" style:family="paragraph">
      <style:paragraph-properties fo:line-height="100.00%" fo:text-align="left" fo:margin-top="2.00pt" fo:margin-bottom="2.00pt"/>
    </style:style>
    <style:style style:name="P134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290.35pt"/>
        </style:tab-stops>
      </style:paragraph-properties>
    </style:style>
    <style:style style:name="P135" style:family="paragraph">
      <style:paragraph-properties fo:line-height="100.00%" fo:text-align="left" fo:margin-left="5.75pt" fo:text-indent="-3.50pt">
        <style:tab-stops>
          <style:tab-stop style:position="462.55pt" style:type="center"/>
        </style:tab-stops>
      </style:paragraph-properties>
    </style:style>
    <style:style style:name="P136" style:family="paragraph">
      <style:paragraph-properties fo:line-height="100.00%" fo:text-align="left"/>
    </style:style>
    <style:style style:name="P137" style:family="paragraph">
      <style:paragraph-properties fo:line-height="100.00%" fo:text-align="left" fo:margin-left="-0.25pt" fo:text-indent="-3.50pt">
        <style:tab-stops>
          <style:tab-stop style:position="468.55pt" style:type="center"/>
        </style:tab-stops>
      </style:paragraph-properties>
    </style:style>
    <style:style style:name="P138" style:family="paragraph">
      <style:paragraph-properties fo:line-height="100.00%" fo:text-align="left" fo:margin-left="5.75pt" fo:text-indent="-3.50pt">
        <style:tab-stops>
          <style:tab-stop style:position="26.10pt"/>
          <style:tab-stop style:position="3399.55pt"/>
        </style:tab-stops>
      </style:paragraph-properties>
    </style:style>
    <style:style style:name="P139" style:family="paragraph">
      <style:paragraph-properties fo:line-height="100.00%" fo:text-align="center" fo:margin-top="1.00pt" fo:margin-bottom="1.00pt"/>
    </style:style>
    <style:style style:name="P140" style:family="paragraph">
      <style:paragraph-properties fo:line-height="100.00%" fo:text-align="left" fo:margin-top="1.00pt" fo:margin-bottom="1.00pt"/>
    </style:style>
    <style:style style:name="P141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405.55pt"/>
        </style:tab-stops>
      </style:paragraph-properties>
    </style:style>
    <style:style style:name="P142" style:family="paragraph">
      <style:paragraph-properties fo:line-height="100.00%" fo:text-align="left" fo:margin-left="5.75pt" fo:text-indent="-3.50pt">
        <style:tab-stops>
          <style:tab-stop style:position="26.10pt"/>
          <style:tab-stop style:position="3399.55pt"/>
        </style:tab-stops>
      </style:paragraph-properties>
    </style:style>
    <style:style style:name="P143" style:family="paragraph">
      <style:paragraph-properties fo:line-height="100.00%" fo:text-align="center" fo:margin-top="2.00pt" fo:margin-bottom="2.00pt"/>
    </style:style>
    <style:style style:name="P144" style:family="paragraph">
      <style:paragraph-properties fo:line-height="100.00%" fo:text-align="left" fo:margin-top="2.00pt" fo:margin-bottom="2.00pt"/>
    </style:style>
    <style:style style:name="P145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405.55pt"/>
        </style:tab-stops>
      </style:paragraph-properties>
    </style:style>
    <style:style style:name="P146" style:family="paragraph">
      <style:paragraph-properties fo:line-height="100.00%" fo:text-align="left" fo:margin-left="5.75pt" fo:text-indent="-3.50pt">
        <style:tab-stops>
          <style:tab-stop style:position="26.10pt"/>
          <style:tab-stop style:position="3284.35pt"/>
        </style:tab-stops>
      </style:paragraph-properties>
    </style:style>
    <style:style style:name="P147" style:family="paragraph">
      <style:paragraph-properties fo:line-height="100.00%" fo:text-align="center" fo:margin-top="2.00pt" fo:margin-bottom="2.00pt"/>
    </style:style>
    <style:style style:name="P148" style:family="paragraph">
      <style:paragraph-properties fo:line-height="100.00%" fo:text-align="left" fo:margin-top="2.00pt" fo:margin-bottom="2.00pt"/>
    </style:style>
    <style:style style:name="P149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290.35pt"/>
        </style:tab-stops>
      </style:paragraph-properties>
    </style:style>
    <style:style style:name="P150" style:family="paragraph">
      <style:paragraph-properties fo:line-height="100.00%" fo:text-align="left" fo:margin-left="5.75pt" fo:text-indent="-3.50pt">
        <style:tab-stops>
          <style:tab-stop style:position="462.55pt" style:type="center"/>
        </style:tab-stops>
      </style:paragraph-properties>
    </style:style>
    <style:style style:name="P151" style:family="paragraph">
      <style:paragraph-properties fo:line-height="100.00%" fo:text-align="left"/>
    </style:style>
    <style:style style:name="P152" style:family="paragraph">
      <style:paragraph-properties fo:line-height="100.00%" fo:text-align="left" fo:margin-left="-0.25pt" fo:text-indent="-3.50pt">
        <style:tab-stops>
          <style:tab-stop style:position="468.55pt" style:type="center"/>
        </style:tab-stops>
      </style:paragraph-properties>
    </style:style>
    <style:style style:name="P153" style:family="paragraph">
      <style:paragraph-properties fo:line-height="100.00%" fo:text-align="left" fo:margin-left="5.75pt" fo:text-indent="-3.50pt">
        <style:tab-stops>
          <style:tab-stop style:position="26.10pt"/>
          <style:tab-stop style:position="3399.55pt"/>
        </style:tab-stops>
      </style:paragraph-properties>
    </style:style>
    <style:style style:name="P154" style:family="paragraph">
      <style:paragraph-properties fo:line-height="100.00%" fo:text-align="center" fo:margin-top="1.00pt" fo:margin-bottom="1.00pt"/>
    </style:style>
    <style:style style:name="P155" style:family="paragraph">
      <style:paragraph-properties fo:line-height="100.00%" fo:text-align="left" fo:margin-top="1.00pt" fo:margin-bottom="1.00pt"/>
    </style:style>
    <style:style style:name="P156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405.55pt"/>
        </style:tab-stops>
      </style:paragraph-properties>
    </style:style>
    <style:style style:name="P157" style:family="paragraph">
      <style:paragraph-properties fo:line-height="100.00%" fo:text-align="left" fo:margin-left="5.75pt" fo:text-indent="-3.50pt">
        <style:tab-stops>
          <style:tab-stop style:position="26.10pt"/>
          <style:tab-stop style:position="3399.55pt"/>
        </style:tab-stops>
      </style:paragraph-properties>
    </style:style>
    <style:style style:name="P158" style:family="paragraph">
      <style:paragraph-properties fo:line-height="100.00%" fo:text-align="center" fo:margin-top="2.00pt" fo:margin-bottom="2.00pt"/>
    </style:style>
    <style:style style:name="P159" style:family="paragraph">
      <style:paragraph-properties fo:line-height="100.00%" fo:text-align="left" fo:margin-top="2.00pt" fo:margin-bottom="2.00pt"/>
    </style:style>
    <style:style style:name="P160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405.55pt"/>
        </style:tab-stops>
      </style:paragraph-properties>
    </style:style>
    <style:style style:name="P161" style:family="paragraph">
      <style:paragraph-properties fo:line-height="100.00%" fo:text-align="left" fo:margin-left="5.75pt" fo:text-indent="-3.50pt">
        <style:tab-stops>
          <style:tab-stop style:position="26.10pt"/>
          <style:tab-stop style:position="3284.35pt"/>
        </style:tab-stops>
      </style:paragraph-properties>
    </style:style>
    <style:style style:name="P162" style:family="paragraph">
      <style:paragraph-properties fo:line-height="100.00%" fo:text-align="center" fo:margin-top="2.00pt" fo:margin-bottom="2.00pt"/>
    </style:style>
    <style:style style:name="P163" style:family="paragraph">
      <style:paragraph-properties fo:line-height="100.00%" fo:text-align="left" fo:margin-top="2.00pt" fo:margin-bottom="2.00pt"/>
    </style:style>
    <style:style style:name="P164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290.35pt"/>
        </style:tab-stops>
      </style:paragraph-properties>
    </style:style>
    <style:style style:name="P165" style:family="paragraph">
      <style:paragraph-properties fo:line-height="100.00%" fo:text-align="left" fo:margin-left="5.75pt" fo:text-indent="-3.50pt">
        <style:tab-stops>
          <style:tab-stop style:position="462.55pt" style:type="center"/>
        </style:tab-stops>
      </style:paragraph-properties>
    </style:style>
    <style:style style:name="P166" style:family="paragraph">
      <style:paragraph-properties fo:line-height="100.00%" fo:text-align="center"/>
    </style:style>
    <style:style style:name="P167" style:family="paragraph">
      <style:paragraph-properties fo:line-height="100.00%" fo:text-align="left" fo:margin-left="-0.25pt" fo:text-indent="-3.50pt">
        <style:tab-stops>
          <style:tab-stop style:position="468.55pt" style:type="center"/>
        </style:tab-stops>
      </style:paragraph-properties>
    </style:style>
    <style:style style:name="P168" style:family="paragraph">
      <style:paragraph-properties fo:line-height="100.00%" fo:text-align="left" fo:margin-left="5.75pt" fo:text-indent="-3.50pt">
        <style:tab-stops>
          <style:tab-stop style:position="26.10pt"/>
          <style:tab-stop style:position="3399.55pt"/>
        </style:tab-stops>
      </style:paragraph-properties>
    </style:style>
    <style:style style:name="P169" style:family="paragraph">
      <style:paragraph-properties fo:line-height="100.00%" fo:text-align="center" fo:margin-top="2.00pt" fo:margin-bottom="2.00pt"/>
    </style:style>
    <style:style style:name="P170" style:family="paragraph">
      <style:paragraph-properties fo:line-height="100.00%" fo:text-align="left" fo:margin-top="2.00pt" fo:margin-bottom="2.00pt"/>
    </style:style>
    <style:style style:name="P171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405.55pt"/>
        </style:tab-stops>
      </style:paragraph-properties>
    </style:style>
    <style:style style:name="P172" style:family="paragraph">
      <style:paragraph-properties fo:line-height="100.00%" fo:text-align="left" fo:margin-left="5.75pt" fo:text-indent="-3.50pt">
        <style:tab-stops>
          <style:tab-stop style:position="26.10pt"/>
          <style:tab-stop style:position="3284.35pt"/>
        </style:tab-stops>
      </style:paragraph-properties>
    </style:style>
    <style:style style:name="P173" style:family="paragraph">
      <style:paragraph-properties fo:line-height="100.00%" fo:text-align="center" fo:margin-top="2.00pt" fo:margin-bottom="2.00pt"/>
    </style:style>
    <style:style style:name="P174" style:family="paragraph">
      <style:paragraph-properties fo:line-height="100.00%" fo:text-align="left" fo:margin-top="2.00pt" fo:margin-bottom="2.00pt"/>
    </style:style>
    <style:style style:name="P175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290.35pt"/>
        </style:tab-stops>
      </style:paragraph-properties>
    </style:style>
    <style:style style:name="P176" style:family="paragraph">
      <style:paragraph-properties fo:line-height="100.00%" fo:text-align="left" fo:margin-left="-0.25pt" fo:text-indent="-3.50pt">
        <style:tab-stops>
          <style:tab-stop style:position="468.55pt" style:type="center"/>
        </style:tab-stops>
      </style:paragraph-properties>
    </style:style>
    <style:style style:name="P177" style:family="paragraph">
      <style:paragraph-properties fo:line-height="100.00%" fo:text-align="center"/>
    </style:style>
    <style:style style:name="P178" style:family="paragraph">
      <style:paragraph-properties fo:line-height="100.00%" fo:text-align="left" fo:margin-left="-0.25pt" fo:text-indent="-3.50pt">
        <style:tab-stops>
          <style:tab-stop style:position="468.55pt" style:type="center"/>
        </style:tab-stops>
      </style:paragraph-properties>
    </style:style>
    <style:style style:name="P179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405.55pt"/>
        </style:tab-stops>
      </style:paragraph-properties>
    </style:style>
    <style:style style:name="P180" style:family="paragraph">
      <style:paragraph-properties fo:line-height="100.00%" fo:text-align="center" fo:margin-top="2.00pt" fo:margin-bottom="2.00pt"/>
    </style:style>
    <style:style style:name="P181" style:family="paragraph">
      <style:paragraph-properties fo:line-height="100.00%" fo:text-align="left" fo:margin-top="2.00pt" fo:margin-bottom="2.00pt"/>
    </style:style>
    <style:style style:name="P182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405.55pt"/>
        </style:tab-stops>
      </style:paragraph-properties>
    </style:style>
    <style:style style:name="P183" style:family="paragraph">
      <style:paragraph-properties fo:line-height="100.00%" fo:text-align="center" fo:margin-top="2.00pt" fo:margin-bottom="2.00pt"/>
    </style:style>
    <style:style style:name="P184" style:family="paragraph">
      <style:paragraph-properties fo:line-height="100.00%" fo:text-align="left" fo:margin-top="2.00pt" fo:margin-bottom="2.00pt"/>
    </style:style>
    <style:style style:name="P185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405.55pt"/>
        </style:tab-stops>
      </style:paragraph-properties>
    </style:style>
    <style:style style:name="P186" style:family="paragraph">
      <style:paragraph-properties fo:line-height="100.00%" fo:text-align="left"/>
    </style:style>
    <style:style style:name="P187" style:family="paragraph">
      <style:paragraph-properties fo:line-height="100.00%" fo:text-align="left" fo:margin-left="-0.25pt" fo:text-indent="-3.50pt">
        <style:tab-stops>
          <style:tab-stop style:position="468.55pt" style:type="center"/>
        </style:tab-stops>
      </style:paragraph-properties>
    </style:style>
    <style:style style:name="P188" style:family="paragraph">
      <style:paragraph-properties fo:line-height="100.00%" fo:text-align="center"/>
    </style:style>
    <style:style style:name="P189" style:family="paragraph">
      <style:paragraph-properties fo:line-height="100.00%" fo:text-align="left" fo:margin-left="-0.25pt" fo:text-indent="-3.50pt">
        <style:tab-stops>
          <style:tab-stop style:position="468.55pt" style:type="center"/>
        </style:tab-stops>
      </style:paragraph-properties>
    </style:style>
    <style:style style:name="P190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405.55pt"/>
        </style:tab-stops>
      </style:paragraph-properties>
    </style:style>
    <style:style style:name="P191" style:family="paragraph">
      <style:paragraph-properties fo:line-height="100.00%" fo:text-align="center" fo:margin-top="2.00pt" fo:margin-bottom="2.00pt"/>
    </style:style>
    <style:style style:name="P192" style:family="paragraph">
      <style:paragraph-properties fo:line-height="100.00%" fo:text-align="left" fo:margin-top="2.00pt" fo:margin-bottom="2.00pt">
        <style:tab-stops>
          <style:tab-stop style:position="138.75pt"/>
        </style:tab-stops>
      </style:paragraph-properties>
    </style:style>
    <style:style style:name="P193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405.55pt"/>
        </style:tab-stops>
      </style:paragraph-properties>
    </style:style>
    <style:style style:name="P194" style:family="paragraph">
      <style:paragraph-properties fo:line-height="100.00%" fo:text-align="left" fo:margin-left="-0.25pt" fo:text-indent="-3.50pt">
        <style:tab-stops>
          <style:tab-stop style:position="468.55pt" style:type="center"/>
        </style:tab-stops>
      </style:paragraph-properties>
    </style:style>
    <style:style style:name="P195" style:family="paragraph">
      <style:paragraph-properties fo:line-height="100.00%" fo:text-align="center"/>
    </style:style>
    <style:style style:name="P196" style:family="paragraph">
      <style:paragraph-properties fo:line-height="100.00%" fo:text-align="left" fo:margin-left="-0.25pt" fo:text-indent="-3.50pt">
        <style:tab-stops>
          <style:tab-stop style:position="468.55pt" style:type="center"/>
        </style:tab-stops>
      </style:paragraph-properties>
    </style:style>
    <style:style style:name="P197" style:family="paragraph">
      <style:paragraph-properties fo:line-height="100.00%" fo:text-align="left" fo:margin-left="-0.25pt" fo:text-indent="-3.50pt">
        <style:tab-stops>
          <style:tab-stop style:position="468.55pt"/>
        </style:tab-stops>
      </style:paragraph-properties>
    </style:style>
    <style:style style:name="P198" style:family="paragraph">
      <style:paragraph-properties fo:line-height="100.00%" fo:text-align="left" fo:margin-top="3.00pt" fo:margin-bottom="3.00pt"/>
    </style:style>
    <style:style style:name="P199" style:family="paragraph">
      <style:paragraph-properties fo:line-height="100.00%" fo:text-align="left" fo:margin-left="-0.25pt" fo:text-indent="-3.50pt">
        <style:tab-stops>
          <style:tab-stop style:position="468.55pt"/>
        </style:tab-stops>
      </style:paragraph-properties>
    </style:style>
    <style:style style:name="P200" style:family="paragraph">
      <style:paragraph-properties fo:line-height="100.00%" fo:text-align="left"/>
    </style:style>
    <style:style style:name="P201" style:family="paragraph">
      <style:paragraph-properties fo:line-height="100.00%" fo:text-align="left">
        <style:tab-stops>
          <style:tab-stop style:position="18.00pt"/>
        </style:tab-stops>
      </style:paragraph-properties>
    </style:style>
    <style:style style:name="P202" style:family="paragraph">
      <style:paragraph-properties fo:line-height="100.00%" fo:text-align="left"/>
    </style:style>
    <style:style style:name="P203" style:family="paragraph">
      <style:paragraph-properties fo:line-height="100.00%" fo:text-align="left" fo:margin-left="0.00pt" fo:text-indent="35.45pt"/>
    </style:style>
    <style:style style:name="P204" style:family="paragraph">
      <style:paragraph-properties fo:line-height="100.00%" fo:text-align="left"/>
    </style:style>
    <style:style style:name="P205" style:family="paragraph">
      <style:paragraph-properties fo:line-height="100.00%" fo:text-align="left"/>
    </style:style>
    <text:list-style style:name="L20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06" style:family="paragraph">
      <style:paragraph-properties fo:line-height="100.00%" fo:text-align="left" fo:margin-left="18.00pt" fo:text-indent="-18.00pt" fo:margin-top="12.00pt" fo:margin-bottom="3.00pt">
        <style:tab-stops>
          <style:tab-stop style:position="21.30pt"/>
        </style:tab-stops>
      </style:paragraph-properties>
    </style:style>
    <style:style style:name="P207" style:family="paragraph">
      <style:paragraph-properties fo:line-height="100.00%" fo:text-align="left"/>
    </style:style>
    <style:style style:name="P208" style:family="paragraph">
      <style:paragraph-properties fo:line-height="150.00%" fo:text-align="justify" fo:margin-left="17.85pt" fo:text-indent="18.15pt"/>
    </style:style>
    <style:style style:name="P209" style:family="paragraph">
      <style:paragraph-properties fo:line-height="100.00%" fo:text-align="justify" fo:margin-left="0.00pt" fo:text-indent="21.25pt" fo:margin-top="6.00pt"/>
    </style:style>
    <style:style style:name="P210" style:family="paragraph">
      <style:paragraph-properties fo:line-height="100.00%" fo:text-align="left" fo:margin-left="21.50pt" fo:text-indent="-3.50pt">
        <style:tab-stops>
          <style:tab-stop style:position="194.50pt"/>
          <style:tab-stop style:position="3268.15pt" style:type="center"/>
        </style:tab-stops>
      </style:paragraph-properties>
    </style:style>
    <style:style style:name="P211" style:family="paragraph">
      <style:paragraph-properties fo:line-height="100.00%" fo:text-align="left" fo:margin-top="3.00pt" fo:margin-bottom="3.00pt"/>
    </style:style>
    <style:style style:name="P212" style:family="paragraph">
      <style:paragraph-properties fo:line-height="100.00%" fo:text-align="left" fo:margin-top="3.00pt" fo:margin-bottom="3.00pt"/>
    </style:style>
    <style:style style:name="P213" style:family="paragraph">
      <style:paragraph-properties fo:line-height="100.00%" fo:text-align="left" fo:margin-top="3.00pt" fo:margin-bottom="3.00pt"/>
    </style:style>
    <style:style style:name="P214" style:family="paragraph">
      <style:paragraph-properties fo:line-height="100.00%" fo:text-align="left" fo:margin-top="3.00pt" fo:margin-bottom="3.00pt"/>
    </style:style>
    <style:style style:name="P215" style:family="paragraph">
      <style:paragraph-properties fo:line-height="100.00%" fo:text-align="left" fo:margin-left="21.50pt" fo:text-indent="-3.50pt">
        <style:tab-stops>
          <style:tab-stop style:position="194.50pt"/>
          <style:tab-stop style:position="3268.15pt" style:type="center"/>
        </style:tab-stops>
      </style:paragraph-properties>
    </style:style>
    <style:style style:name="P216" style:family="paragraph">
      <style:paragraph-properties fo:line-height="100.00%" fo:text-align="left" fo:margin-left="21.50pt" fo:text-indent="-3.50pt">
        <style:tab-stops>
          <style:tab-stop style:position="194.50pt"/>
          <style:tab-stop style:position="3268.15pt" style:type="center"/>
        </style:tab-stops>
      </style:paragraph-properties>
    </style:style>
    <style:style style:name="P217" style:family="paragraph">
      <style:paragraph-properties fo:line-height="100.00%" fo:text-align="center" fo:margin-top="3.00pt" fo:margin-bottom="3.00pt"/>
    </style:style>
    <style:style style:name="P218" style:family="paragraph">
      <style:paragraph-properties fo:line-height="100.00%" fo:text-align="left" fo:margin-left="21.50pt" fo:text-indent="-3.50pt">
        <style:tab-stops>
          <style:tab-stop style:position="194.50pt"/>
          <style:tab-stop style:position="3268.15pt" style:type="center"/>
        </style:tab-stops>
      </style:paragraph-properties>
    </style:style>
    <style:style style:name="P219" style:family="paragraph">
      <style:paragraph-properties fo:line-height="100.00%" fo:text-align="justify" fo:margin-left="0.00pt" fo:text-indent="21.25pt" fo:margin-top="6.00pt"/>
    </style:style>
    <style:style style:name="P220" style:family="paragraph">
      <style:paragraph-properties fo:line-height="100.00%" fo:text-align="left" fo:margin-left="21.50pt" fo:text-indent="-3.50pt">
        <style:tab-stops>
          <style:tab-stop style:position="194.50pt"/>
          <style:tab-stop style:position="3268.15pt" style:type="center"/>
        </style:tab-stops>
      </style:paragraph-properties>
    </style:style>
    <style:style style:name="P221" style:family="paragraph">
      <style:paragraph-properties fo:line-height="100.00%" fo:text-align="left" fo:margin-top="3.00pt" fo:margin-bottom="3.00pt"/>
    </style:style>
    <style:style style:name="P222" style:family="paragraph">
      <style:paragraph-properties fo:line-height="100.00%" fo:text-align="left" fo:margin-top="3.00pt" fo:margin-bottom="3.00pt"/>
    </style:style>
    <style:style style:name="P223" style:family="paragraph">
      <style:paragraph-properties fo:line-height="100.00%" fo:text-align="left" fo:margin-top="3.00pt" fo:margin-bottom="3.00pt"/>
    </style:style>
    <style:style style:name="P224" style:family="paragraph">
      <style:paragraph-properties fo:line-height="100.00%" fo:text-align="left" fo:margin-top="3.00pt" fo:margin-bottom="3.00pt"/>
    </style:style>
    <style:style style:name="P225" style:family="paragraph">
      <style:paragraph-properties fo:line-height="100.00%" fo:text-align="left" fo:margin-left="21.50pt" fo:text-indent="-3.50pt">
        <style:tab-stops>
          <style:tab-stop style:position="194.50pt"/>
          <style:tab-stop style:position="3268.15pt" style:type="center"/>
        </style:tab-stops>
      </style:paragraph-properties>
    </style:style>
    <style:style style:name="P226" style:family="paragraph">
      <style:paragraph-properties fo:line-height="100.00%" fo:text-align="left" fo:margin-left="21.50pt" fo:text-indent="-3.50pt">
        <style:tab-stops>
          <style:tab-stop style:position="194.50pt"/>
          <style:tab-stop style:position="3268.15pt" style:type="center"/>
        </style:tab-stops>
      </style:paragraph-properties>
    </style:style>
    <style:style style:name="P227" style:family="paragraph">
      <style:paragraph-properties fo:line-height="100.00%" fo:text-align="center" fo:margin-top="3.00pt" fo:margin-bottom="3.00pt"/>
    </style:style>
    <style:style style:name="P228" style:family="paragraph">
      <style:paragraph-properties fo:line-height="100.00%" fo:text-align="left" fo:margin-left="21.50pt" fo:text-indent="-3.50pt">
        <style:tab-stops>
          <style:tab-stop style:position="194.50pt"/>
          <style:tab-stop style:position="3268.15pt" style:type="center"/>
        </style:tab-stops>
      </style:paragraph-properties>
    </style:style>
    <style:style style:name="P229" style:family="paragraph">
      <style:paragraph-properties fo:line-height="100.00%" fo:text-align="left"/>
    </style:style>
    <text:list-style style:name="L230">
      <text:list-level-style-bullet text:level="1" text:bullet-char="•">
        <style:list-level-properties text:space-before="17.85pt" text:min-label-width="18.00pt"/>
        <style:text-properties fo:font-family="Symbol"/>
      </text:list-level-style-bullet>
    </text:list-style>
    <style:style style:name="P230" style:family="paragraph">
      <style:paragraph-properties fo:line-height="100.00%" fo:text-align="left" fo:margin-left="-0.15pt" fo:text-indent="0.15pt" fo:margin-top="6.00pt"/>
    </style:style>
    <style:style style:name="P231" style:family="paragraph">
      <style:paragraph-properties fo:line-height="100.00%" fo:text-align="left" fo:margin-left="17.85pt" fo:text-indent="17.60pt" fo:margin-top="6.00pt"/>
    </style:style>
    <style:style style:name="P232" style:family="paragraph">
      <style:paragraph-properties fo:line-height="100.00%" fo:text-align="left" fo:margin-left="0.00pt" fo:text-indent="18.00pt"/>
    </style:style>
    <style:style style:name="P233" style:family="paragraph">
      <style:paragraph-properties fo:line-height="100.00%" fo:text-align="left" fo:margin-left="0.00pt" fo:text-indent="18.00pt"/>
    </style:style>
    <style:style style:name="TableColumn0100" style:family="table-column">
      <style:table-column-properties style:column-width="1.000000in"/>
    </style:style>
    <style:style style:name="TableColumn0101" style:family="table-column">
      <style:table-column-properties style:column-width="1.083333in"/>
    </style:style>
    <style:style style:name="TableColumn0102" style:family="table-column">
      <style:table-column-properties style:column-width="2.402083in"/>
    </style:style>
    <style:style style:name="TableColumn0103" style:family="table-column">
      <style:table-column-properties style:column-width="2.025000in"/>
    </style:style>
    <style:style style:name="Table01" style:family="table">
      <style:table-properties style:width="6.510417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3fff3"/>
    </style:style>
    <style:style style:name="TableCell0100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3fff3"/>
    </style:style>
    <style:style style:name="TableCell0100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3fff3"/>
    </style:style>
    <style:style style:name="TableCell0100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center" fo:background-color="#f3fff3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101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101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101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102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102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102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103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103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103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center" fo:background-color="#ffffff"/>
    </style:style>
    <style:style style:name="TableColumn0200" style:family="table-column">
      <style:table-column-properties style:column-width="0.442361in"/>
    </style:style>
    <style:style style:name="TableColumn0201" style:family="table-column">
      <style:table-column-properties style:column-width="0.706250in"/>
    </style:style>
    <style:style style:name="TableColumn0202" style:family="table-column">
      <style:table-column-properties style:column-width="5.355556in"/>
    </style:style>
    <style:style style:name="Table02" style:family="table">
      <style:table-properties style:width="6.504167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3fff3"/>
    </style:style>
    <style:style style:name="TableCell0200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20002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3fff3"/>
    </style:style>
    <style:style style:name="TableRow0201" style:family="table-row">
      <style:table-row-properties style:min-row-height="0.236111in"/>
    </style:style>
    <style:style style:name="TableCell0201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center" fo:background-color="#ffffff"/>
    </style:style>
    <style:style style:name="TableCell0201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20102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center" fo:background-color="#ffffff"/>
    </style:style>
    <style:style style:name="TableRow0202" style:family="table-row">
      <style:table-row-properties style:min-row-height="0.236111in"/>
    </style:style>
    <style:style style:name="TableCell020200" style:family="table-cell">
      <style:table-cell-properties fo:border-top="0.000694in solid #000000" fo:border-left="0.006944in solid #000000" fo:border-right="0.000694in solid #000000" fo:border-bottom="0.006944in solid #000000" fo:padding-left="0.048611in" fo:padding-right="0.048611in" fo:vertical-align="center" fo:background-color="#ffffff"/>
    </style:style>
    <style:style style:name="TableCell0202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20202" style:family="table-cell">
      <style:table-cell-properties fo:border-top="0.000694in solid #000000" fo:border-left="0.006944in solid #000000" fo:border-right="0.006944in solid #000000" fo:border-bottom="0.006944in solid #000000" fo:padding-left="0.048611in" fo:padding-right="0.048611in" fo:vertical-align="center" fo:background-color="#ffffff"/>
    </style:style>
    <style:style style:name="TableRow0203" style:family="table-row">
      <style:table-row-properties style:min-row-height="0.236111in"/>
    </style:style>
    <style:style style:name="TableCell0203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center" fo:background-color="#ffffff"/>
    </style:style>
    <style:style style:name="TableCell0203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20302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center" fo:background-color="#ffffff"/>
    </style:style>
    <style:style style:name="TableRow0204" style:family="table-row">
      <style:table-row-properties style:min-row-height="0.236111in"/>
    </style:style>
    <style:style style:name="TableCell0204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center" fo:background-color="#ffffff"/>
    </style:style>
    <style:style style:name="TableCell0204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20402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center" fo:background-color="#ffffff"/>
    </style:style>
    <style:style style:name="TableRow0205" style:family="table-row">
      <style:table-row-properties style:min-row-height="0.236111in"/>
    </style:style>
    <style:style style:name="TableCell0205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center" fo:background-color="#ffffff"/>
    </style:style>
    <style:style style:name="TableCell0205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20502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center" fo:background-color="#ffffff"/>
    </style:style>
    <style:style style:name="TableRow0206" style:family="table-row">
      <style:table-row-properties style:min-row-height="0.236111in"/>
    </style:style>
    <style:style style:name="TableCell0206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center" fo:background-color="#ffffff"/>
    </style:style>
    <style:style style:name="TableCell0206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20602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center" fo:background-color="#ffffff"/>
    </style:style>
    <style:style style:name="TableRow0207" style:family="table-row">
      <style:table-row-properties style:min-row-height="0.275694in"/>
    </style:style>
    <style:style style:name="TableCell0207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center" fo:background-color="#f3fff3"/>
    </style:style>
    <style:style style:name="TableCell0207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207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08" style:family="table-row">
      <style:table-row-properties/>
    </style:style>
    <style:style style:name="TableCell0208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3fff3"/>
    </style:style>
    <style:style style:name="TableCell0208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3fff3"/>
    </style:style>
    <style:style style:name="TableCell0208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09" style:family="table-row">
      <style:table-row-properties/>
    </style:style>
    <style:style style:name="TableCell0209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09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09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10" style:family="table-row">
      <style:table-row-properties/>
    </style:style>
    <style:style style:name="TableCell0210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10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10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11" style:family="table-row">
      <style:table-row-properties/>
    </style:style>
    <style:style style:name="TableCell0211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11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11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12" style:family="table-row">
      <style:table-row-properties/>
    </style:style>
    <style:style style:name="TableCell0212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12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12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13" style:family="table-row">
      <style:table-row-properties style:min-row-height="0.275694in"/>
    </style:style>
    <style:style style:name="TableCell0213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center" fo:background-color="#f3fff3"/>
    </style:style>
    <style:style style:name="TableCell0213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213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14" style:family="table-row">
      <style:table-row-properties style:min-row-height="0.275694in"/>
    </style:style>
    <style:style style:name="TableCell0214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center" fo:background-color="#f3fff3"/>
    </style:style>
    <style:style style:name="TableCell0214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214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15" style:family="table-row">
      <style:table-row-properties/>
    </style:style>
    <style:style style:name="TableCell0215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15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15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16" style:family="table-row">
      <style:table-row-properties/>
    </style:style>
    <style:style style:name="TableCell0216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16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16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17" style:family="table-row">
      <style:table-row-properties/>
    </style:style>
    <style:style style:name="TableCell021700" style:family="table-cell">
      <style:table-cell-properties fo:border-top="0.00069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1701" style:family="table-cell">
      <style:table-cell-properties fo:border-top="0.00069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17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18" style:family="table-row">
      <style:table-row-properties style:min-row-height="0.275694in"/>
    </style:style>
    <style:style style:name="TableCell0218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center" fo:background-color="#f3fff3"/>
    </style:style>
    <style:style style:name="TableCell0218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218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19" style:family="table-row">
      <style:table-row-properties/>
    </style:style>
    <style:style style:name="TableCell0219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19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19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20" style:family="table-row">
      <style:table-row-properties/>
    </style:style>
    <style:style style:name="TableCell022000" style:family="table-cell">
      <style:table-cell-properties fo:border-top="0.00069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2001" style:family="table-cell">
      <style:table-cell-properties fo:border-top="0.00069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20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21" style:family="table-row">
      <style:table-row-properties style:min-row-height="0.275694in"/>
    </style:style>
    <style:style style:name="TableCell0221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center" fo:background-color="#f3fff3"/>
    </style:style>
    <style:style style:name="TableCell0221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221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22" style:family="table-row">
      <style:table-row-properties/>
    </style:style>
    <style:style style:name="TableCell0222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22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22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23" style:family="table-row">
      <style:table-row-properties/>
    </style:style>
    <style:style style:name="TableCell0223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23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23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24" style:family="table-row">
      <style:table-row-properties/>
    </style:style>
    <style:style style:name="TableCell022400" style:family="table-cell">
      <style:table-cell-properties fo:border-top="0.00069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2401" style:family="table-cell">
      <style:table-cell-properties fo:border-top="0.00069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24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25" style:family="table-row">
      <style:table-row-properties style:min-row-height="0.275694in"/>
    </style:style>
    <style:style style:name="TableCell0225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center" fo:background-color="#f3fff3"/>
    </style:style>
    <style:style style:name="TableCell0225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225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26" style:family="table-row">
      <style:table-row-properties/>
    </style:style>
    <style:style style:name="TableCell0226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26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26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27" style:family="table-row">
      <style:table-row-properties/>
    </style:style>
    <style:style style:name="TableCell0227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27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27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28" style:family="table-row">
      <style:table-row-properties/>
    </style:style>
    <style:style style:name="TableCell022800" style:family="table-cell">
      <style:table-cell-properties fo:border-top="0.00069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2801" style:family="table-cell">
      <style:table-cell-properties fo:border-top="0.00069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28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29" style:family="table-row">
      <style:table-row-properties style:min-row-height="0.275694in"/>
    </style:style>
    <style:style style:name="TableCell0229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center" fo:background-color="#f3fff3"/>
    </style:style>
    <style:style style:name="TableCell0229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229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30" style:family="table-row">
      <style:table-row-properties/>
    </style:style>
    <style:style style:name="TableCell0230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30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30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31" style:family="table-row">
      <style:table-row-properties/>
    </style:style>
    <style:style style:name="TableCell023100" style:family="table-cell">
      <style:table-cell-properties fo:border-top="0.00069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3101" style:family="table-cell">
      <style:table-cell-properties fo:border-top="0.00069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31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32" style:family="table-row">
      <style:table-row-properties style:min-row-height="0.275694in"/>
    </style:style>
    <style:style style:name="TableCell0232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center" fo:background-color="#f3fff3"/>
    </style:style>
    <style:style style:name="TableCell0232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232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33" style:family="table-row">
      <style:table-row-properties/>
    </style:style>
    <style:style style:name="TableCell0233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33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33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34" style:family="table-row">
      <style:table-row-properties/>
    </style:style>
    <style:style style:name="TableCell0234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34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34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olumn0300" style:family="table-column">
      <style:table-column-properties style:column-width="0.442361in"/>
    </style:style>
    <style:style style:name="TableColumn0301" style:family="table-column">
      <style:table-column-properties style:column-width="6.061806in"/>
    </style:style>
    <style:style style:name="Table03" style:family="table">
      <style:table-properties style:width="6.504167in" fo:margin-left="0.000000in" style:writing-mode="lr" table:align="left" style:may-break-between-rows="true"/>
    </style:style>
    <style:style style:name="TableRow0300" style:family="table-row">
      <style:table-row-properties style:min-row-height="0.275694in"/>
    </style:style>
    <style:style style:name="TableCell0300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center" fo:background-color="#f3fff3"/>
    </style:style>
    <style:style style:name="TableCell0300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301" style:family="table-row">
      <style:table-row-properties/>
    </style:style>
    <style:style style:name="TableCell0301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301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302" style:family="table-row">
      <style:table-row-properties style:min-row-height="0.275694in"/>
    </style:style>
    <style:style style:name="TableCell0302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center" fo:background-color="#f3fff3"/>
    </style:style>
    <style:style style:name="TableCell0302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303" style:family="table-row">
      <style:table-row-properties/>
    </style:style>
    <style:style style:name="TableCell0303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303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olumn0400" style:family="table-column">
      <style:table-column-properties style:column-width="3.000000in"/>
    </style:style>
    <style:style style:name="TableColumn0401" style:family="table-column">
      <style:table-column-properties style:column-width="3.083333in"/>
    </style:style>
    <style:style style:name="Table04" style:family="table">
      <style:table-properties style:width="6.083333in" fo:margin-left="0.000000in" style:writing-mode="lr" table:align="left" style:may-break-between-rows="true"/>
    </style:style>
    <style:style style:name="TableRow0400" style:family="table-row">
      <style:table-row-properties style:min-row-height="0.904167in"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4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401" style:family="table-row">
      <style:table-row-properties style:min-row-height="0.471528in"/>
    </style:style>
    <style:style style:name="TableCell04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4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0500" style:family="table-column">
      <style:table-column-properties style:column-width="3.000000in"/>
    </style:style>
    <style:style style:name="TableColumn0501" style:family="table-column">
      <style:table-column-properties style:column-width="3.098611in"/>
    </style:style>
    <style:style style:name="Table05" style:family="table">
      <style:table-properties style:width="6.098611in" fo:margin-left="0.000000in" style:writing-mode="lr" table:align="left" style:may-break-between-rows="true"/>
    </style:style>
    <style:style style:name="TableRow0500" style:family="table-row">
      <style:table-row-properties style:min-row-height="0.904167in"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5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501" style:family="table-row">
      <style:table-row-properties style:min-row-height="0.471528in"/>
    </style:style>
    <style:style style:name="TableCell05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5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  <text:p text:style-name="P3"><text:span text:style-name="T2">PVC / SCB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4">Portal Virtual do Cerrado / Sistema de Catalogação da Biodiversidade- V.2.0</text:span></text:p>
      <text:p text:style-name="P4"><text:span text:style-name="T5">Nome do Módulo - Release 9.9</text:span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7">Nome do Caso de Uso</text:span></text:p>
      <text:p text:style-name="P6"><text:span text:style-name="T8"/></text:p>
      <text:p text:style-name="P7"><text:span text:style-name="T9">Versão do Documento:</text:span><text:span text:style-name="T10"><text:s/>9.9</text:span></text:p>
      <text:p text:style-name="P8"><text:span text:style-name="T11"/></text:p>
      <text:p text:style-name="P9"><text:span text:style-name="T11"/></text:p>
      <text:p text:style-name="P9"><text:span text:style-name="T12">Histórico de Revisão</text:span></text:p>
      <text:p text:style-name="P10"><text:span text:style-name="T13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12"><text:span text:style-name="T14">Data</text:span><text:span text:style-name="T15"/></text:p>
          </table:table-cell>
          <table:table-cell table:style-name="TableCell010001">
            <text:p text:style-name="P13"><text:span text:style-name="T16">Versão do Documento</text:span><text:span text:style-name="T17"/></text:p>
          </table:table-cell>
          <table:table-cell table:style-name="TableCell010002">
            <text:p text:style-name="P14"><text:span text:style-name="T18">Descrição</text:span><text:span text:style-name="T19"/></text:p>
          </table:table-cell>
          <table:table-cell table:style-name="TableCell010003">
            <text:p text:style-name="P14"><text:span text:style-name="T20">Autor</text:span><text:span text:style-name="T21"/></text:p>
          </table:table-cell>
        </table:table-row>
        <table:table-row table:style-name="TableRow0101">
          <table:table-cell table:style-name="TableCell010100">
            <text:p text:style-name="P17"><text:span text:style-name="T22">99/99/9999</text:span><text:span text:style-name="T23"/></text:p>
          </table:table-cell>
          <table:table-cell table:style-name="TableCell010101">
            <text:p text:style-name="P17"><text:span text:style-name="T24">9.9</text:span><text:span text:style-name="T25"/></text:p>
          </table:table-cell>
          <table:table-cell table:style-name="TableCell010102">
            <text:p text:style-name="P18"><text:span text:style-name="T26">Descrição da atividade realizada no documento.</text:span><text:span text:style-name="T27"/></text:p>
          </table:table-cell>
          <table:table-cell table:style-name="TableCell010103">
            <text:p text:style-name="P19"><text:span text:style-name="T28">Nome do(s) Analista(s)</text:span><text:span text:style-name="T29"/></text:p>
          </table:table-cell>
        </table:table-row>
        <table:table-row table:style-name="TableRow0102">
          <table:table-cell table:style-name="TableCell010200">
            <text:p text:style-name="P21"><text:span text:style-name="T29"/></text:p>
            <text:p text:style-name="P21"><text:span text:style-name="T29"/></text:p>
          </table:table-cell>
          <table:table-cell table:style-name="TableCell010201">
            <text:p text:style-name="P21"><text:span text:style-name="T29"/></text:p>
          </table:table-cell>
          <table:table-cell table:style-name="TableCell010202">
            <text:p text:style-name="P21"><text:span text:style-name="T29"/></text:p>
          </table:table-cell>
          <table:table-cell table:style-name="TableCell010203">
            <text:p text:style-name="P21"><text:span text:style-name="T29"/></text:p>
          </table:table-cell>
        </table:table-row>
        <table:table-row table:style-name="TableRow0103">
          <table:table-cell table:style-name="TableCell010300">
            <text:p text:style-name="P23"><text:span text:style-name="T29"/></text:p>
            <text:p text:style-name="P23"><text:span text:style-name="T29"/></text:p>
          </table:table-cell>
          <table:table-cell table:style-name="TableCell010301">
            <text:p text:style-name="P23"><text:span text:style-name="T29"/></text:p>
          </table:table-cell>
          <table:table-cell table:style-name="TableCell010302">
            <text:p text:style-name="P23"><text:span text:style-name="T29"/></text:p>
          </table:table-cell>
          <table:table-cell table:style-name="TableCell010303">
            <text:p text:style-name="P23"><text:span text:style-name="T29"/></text:p>
          </table:table-cell>
        </table:table-row>
      </table:table>
      <text:p text:style-name="P25"><text:span text:style-name="T29"/></text:p>
      <text:p text:style-name="P26"><text:span text:style-name="T30">Obs.:</text:span><text:span text:style-name="T31"><text:s/></text:span></text:p>
      <text:p text:style-name="P26"><text:span text:style-name="T32"/></text:p>
      <text:p text:style-name="P27"><text:span text:style-name="T33">1- Essa tabela deve ser alimentada sempre que houver alguma alteração nesse documento, descrevendo de forma sucinta a modificação.</text:span></text:p>
      <text:p text:style-name="P27"><text:span text:style-name="T34"/></text:p>
      <text:p text:style-name="P28"><text:span text:style-name="T35">à</text:span><text:span text:style-name="T36"><text:s/>Retirar esta observação no documento oficial.</text:span><text:span text:style-name="T37"><text:s/></text:span></text:p>
      <text:p text:style-name="P29"><text:span text:style-name="T38">Sumário</text:span></text:p>
      <text:p text:style-name="P30"><text:span text:style-name="T39"/></text:p>
      <text:p text:style-name="P30"><text:span text:style-name="T39"/></text:p>
      <text:p text:style-name="P31"><text:a xlink:href="#1.Introdução|outline"><text:span text:style-name="T41">1.Introdução</text:span></text:a><text:span text:style-name="T42"><text:tab/></text:span><text:a xlink:href="#1.Introdução|outline"><text:span text:style-name="T44">4</text:span></text:a><text:span text:style-name="T45"/></text:p>
      <text:p text:style-name="P31"><text:a xlink:href="#2.Tela|outline"><text:span text:style-name="T47">2.Tela</text:span></text:a><text:span text:style-name="T48"><text:tab/></text:span><text:a xlink:href="#2.Tela|outline"><text:span text:style-name="T50">4</text:span></text:a><text:span text:style-name="T51"/></text:p>
      <text:p text:style-name="P31"><text:a xlink:href="#3.Funcionalidade dos botões e/ou ícones|outline"><text:span text:style-name="T53">3.Funcionalidade dos botões e/ou ícones</text:span></text:a><text:span text:style-name="T54"><text:tab/></text:span><text:a xlink:href="#3.Funcionalidade dos botões e/ou ícones|outline"><text:span text:style-name="T56">5</text:span></text:a><text:span text:style-name="T57"/></text:p>
      <text:p text:style-name="P31"><text:a xlink:href="#4.Fluxo de Navegação|outline"><text:span text:style-name="T59">4.Fluxo de Navegação</text:span></text:a><text:span text:style-name="T60"><text:tab/></text:span><text:a xlink:href="#4.Fluxo de Navegação|outline"><text:span text:style-name="T62">5</text:span></text:a><text:span text:style-name="T63"/></text:p>
      <text:p text:style-name="P31"><text:a xlink:href="#1.Diagrama de Atividades|outline"><text:span text:style-name="T65">Diagrama de Atividades</text:span></text:a><text:span text:style-name="T66"><text:tab/></text:span><text:a xlink:href="#1.Diagrama de Atividades|outline"><text:span text:style-name="T68">6</text:span></text:a><text:span text:style-name="T69"/></text:p>
      <text:p text:style-name="P31"><text:a xlink:href="#5.Descrição do Caso de Uso|outline"><text:span text:style-name="T71">5.Descrição do Caso de Uso</text:span></text:a><text:span text:style-name="T72"><text:tab/></text:span><text:a xlink:href="#5.Descrição do Caso de Uso|outline"><text:span text:style-name="T74">7</text:span></text:a><text:span text:style-name="T75"/></text:p>
      <text:p text:style-name="P31"><text:a xlink:href="#6.Assinaturas|outline"><text:span text:style-name="T77">6.Assinaturas</text:span></text:a><text:span text:style-name="T78"><text:tab/></text:span><text:a xlink:href="#6.Assinaturas|outline"><text:span text:style-name="T80">9</text:span></text:a><text:span text:style-name="T81"/></text:p>
      <text:p text:style-name="P32"><text:span text:style-name="T81"/></text:p>
      <text:p text:style-name="P33"><text:span text:style-name="T81"/></text:p>
      <text:p text:style-name="P34"><text:span text:style-name="T81"/></text:p>
      <text:p text:style-name="P34"><text:span text:style-name="T81"/></text:p>
      <text:p text:style-name="P34"><text:span text:style-name="T82">Manter Usuário</text:span></text:p>
      <text:list text:style-name="L35">
        <text:list-item>
          <text:p text:style-name="P35"><text:span text:style-name="T83">Introdução</text:span></text:p>
        </text:list-item>
      </text:list>
      <text:p text:style-name="P36"><text:span text:style-name="T84">O Cadastro de usuário é o registro que contém as informações pessoais, de login e de permissões de acesso no sistema.</text:span></text:p>
      <text:p text:style-name="P36"><text:span text:style-name="T84">Este caso de uso define as ações de salvar, alterar, excluir ou inativar um cadastro de usuário no sistema.</text:span></text:p>
      <text:p text:style-name="P37"><text:span text:style-name="T85"/></text:p>
      <text:list text:style-name="L38">
        <text:list-item>
          <text:p text:style-name="P38"><text:span text:style-name="T86">Telas</text:span></text:p>
        </text:list-item>
      </text:list>
      <text:p text:style-name="P39"><draw:frame text:anchor-type="as-char" svg:width="170.66mm" svg:height="129.38mm" style:rel-width="scale" style:rel-height="scale"><draw:object-ole xlink:href="OleObj1"/><draw:image xlink:href="ObjectReplacements/OleObj1"/></draw:frame><text:span text:style-name="T86"/></text:p>
      <text:p text:style-name="P40"><text:span text:style-name="T87"><text:tab/><text:tab/><text:tab/><text:tab/><text:tab/>figura 1 - CadUserIndex.bmml</text:span><text:span text:style-name="T88"/></text:p>
      <text:p text:style-name="P41"><text:span text:style-name="T89"/></text:p>
      <text:p text:style-name="P42"><draw:frame text:anchor-type="as-char" svg:width="170.13mm" svg:height="120.39mm" style:rel-width="scale" style:rel-height="scale"><draw:object-ole xlink:href="OleObj2"/><draw:image xlink:href="ObjectReplacements/OleObj2"/></draw:frame><text:span text:style-name="T89"/></text:p>
      <text:p text:style-name="P43"><text:span text:style-name="T89"/></text:p>
      <text:p text:style-name="P44"><text:span text:style-name="T90">figura 2 - CadUser.bmml</text:span></text:p>
      <text:p text:style-name="P44"><text:span text:style-name="T90"/></text:p>
      <text:p text:style-name="P44"><text:span text:style-name="T90"/></text:p>
      <text:p text:style-name="P45"><draw:frame text:anchor-type="as-char" svg:width="170.13mm" svg:height="124.09mm" style:rel-width="scale" style:rel-height="scale"><draw:object-ole xlink:href="OleObj3"/><draw:image xlink:href="ObjectReplacements/OleObj3"/></draw:frame><text:span text:style-name="T90"/></text:p>
      <text:p text:style-name="P45"><text:span text:style-name="T90"/></text:p>
      <text:p text:style-name="P45"><text:span text:style-name="T91"/></text:p>
      <text:p text:style-name="P45"><text:span text:style-name="T91">figura 3 - EditCadUser.bmml</text:span><text:span text:style-name="T92"/></text:p>
      <text:p text:style-name="P46"><text:span text:style-name="T92"/></text:p>
      <text:list text:style-name="L47">
        <text:list-item>
          <text:p text:style-name="P47"><text:span text:style-name="T93">Funcionalidade dos botões e/ou ícones</text:span></text:p>
        </text:list-item>
      </text:list>
      <text:p text:style-name="P48"><text:span text:style-name="T94"/></text:p>
      <text:list text:style-name="L49">
        <text:list-item>
          <text:p text:style-name="P49"><text:span text:style-name="T95">Botão “Novo”: <text:tab/></text:span><text:span text:style-name="T96">Abrir janela de cadastro para um novo registro (figura 2).</text:span></text:p>
        </text:list-item>
        <text:list-item>
          <text:p text:style-name="P49"><text:span text:style-name="T97">Botão “Pesquisar”: <text:tab/></text:span><text:span text:style-name="T98">Abrir a janela de pesquisa (figura 3).</text:span></text:p>
        </text:list-item>
        <text:list-item>
          <text:p text:style-name="P50"><text:span text:style-name="T99">Botão "Cadastrar":<text:tab/></text:span><text:span text:style-name="T100">Salva o registro atual.</text:span><text:span text:style-name="T101"/></text:p>
        </text:list-item>
        <text:list-item>
          <text:p text:style-name="P50"><text:span text:style-name="T101">Botão<text:s/></text:span><text:span text:style-name="T102">"Cancelar":<text:tab/></text:span><text:span text:style-name="T103">Cancela o registro e retorna ao index (figura1).</text:span><text:span text:style-name="T104"/></text:p>
        </text:list-item>
        <text:list-item>
          <text:p text:style-name="P51"><text:span text:style-name="T105">Diagrama de Atividades</text:span></text:p>
        </text:list-item>
      </text:list>
      <text:p text:style-name="P52"><text:span text:style-name="T106">&lt;Diagrama de Atividades da tela. Retirar essa mensagem no documento oficial. &gt;</text:span></text:p>
      <text:p text:style-name="P53"><text:span text:style-name="T107"/></text:p>
      <text:p text:style-name="P54"><text:span text:style-name="T108">Olhar a documentação de diagramas de atividades no link:</text:span></text:p>
      <text:list text:style-name="L55">
        <text:list-item>
          <text:p text:style-name="P55"><text:a xlink:href="http://msdn.microsoft.com/pt-br/library/dd409465.aspx"><text:span text:style-name="T109">http://msdn.microsoft.com/pt-br/library/dd409465.aspx</text:span></text:a><text:span text:style-name="T110"><text:s/></text:span></text:p>
        </text:list-item>
        <text:list-item>
          <text:p text:style-name="P56"><text:a xlink:href="http://gilmarborba.com.br/?p=276"><text:span text:style-name="T111">http://gilmarborba.com.br/?p=276</text:span></text:a><text:span text:style-name="T112"/></text:p>
        </text:list-item>
      </text:list>
      <text:p text:style-name="P57"><text:span text:style-name="T112"/></text:p>
      <text:p text:style-name="P57"><text:span text:style-name="T112"/></text:p>
      <text:list text:style-name="L58">
        <text:list-item>
          <text:p text:style-name="P58"><text:span text:style-name="T113">Descrição do Caso de Uso</text:span></text:p>
        </text:list-item>
      </text:list>
      <text:p text:style-name="P59"><text:span text:style-name="T114">Referencias para vocês lerem na confecção de caso de uso:</text:span></text:p>
      <text:list text:style-name="L60">
        <text:list-item>
          <text:p text:style-name="P60"><text:a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116">https://docs.google.com/viewer?a=v</text:span><text:span text:style-name="T117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text:span text:style-name="T118">&amp;</text:span><text:span text:style-name="T119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text:span text:style-name="T120">q=cache:Hr57sm2caHMJ:www.documentador.celepar.pr.gov.br/documentador/pub.do%3Faction%3Dd%26uuid%3D%40gtf-escriba%40f2956683-dd33-422c-bfec-ea117c8c25ee+Especifica%C3%A7%C3%A3o+de+caso+de+uso+exemplo</text:span><text:span text:style-name="T121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text:span text:style-name="T122">&amp;</text:span><text:span text:style-name="T123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text:span text:style-name="T124">hl=pt-BR</text:span><text:span text:style-name="T125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text:span text:style-name="T126">&amp;</text:span><text:span text:style-name="T127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text:span text:style-name="T128">gl=br</text:span><text:span text:style-name="T129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text:span text:style-name="T130">&amp;</text:span><text:span text:style-name="T131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text:span text:style-name="T132">pid=bl</text:span><text:span text:style-name="T133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text:span text:style-name="T134">&amp;</text:span><text:span text:style-name="T135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text:span text:style-name="T136">srcid=ADGEESgJ7pzrq3zosE0wUdGisxmBiP9Y_7paJws-3vIZ-AkKIbAvZLLnL1F1c6_tRwG1l1WKarXPdbFin_tOWiK2dIBPAGJr89T54FIddWT13l7qEAyuDc60_96g2cNXxv-N2PE9ZST8</text:span><text:span text:style-name="T137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text:span text:style-name="T138">&amp;</text:span><text:span text:style-name="T139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text:span text:style-name="T140">sig=AHIEtbQ6FgeKf5dhFsnA1GK8xoi-ZdVrlQ</text:span></text:a><text:span text:style-name="T141"><text:line-break/>Nessa referencia ele não utiliza fluxo de exceção, sendo que nós utilizamos fluxo de exceção, que é o fluxo alternativo que não retorna ao fluxo principal.</text:span></text:p>
        </text:list-item>
        <text:list-item>
          <text:p text:style-name="P62"><text:a xlink:href="http://sysfab.hd1.com.br/documentos/UC001-Cadastrar-Cheques.pdf"><text:span text:style-name="T142">http://sysfab.hd1.com.br/documentos/UC001-Cadastrar-Cheques.pdf</text:span></text:a><text:span text:style-name="T143"><text:line-break/>nesse link tem um exemplo de caso de uso muito bem detalhado, que não será o nosso caso pois ele está mais para especificação de programa do que de caso de uso, mas é um bom exemplo para leitura.</text:span></text:p>
        </text:list-item>
        <text:list-item>
          <text:p text:style-name="P63"><text:span text:style-name="T144"/></text:p>
        </text:list-item>
      </text:list>
      <text:p text:style-name="P64"><text:span text:style-name="T144"/></text:p>
      <text:p text:style-name="P65"><text:span text:style-name="T144"/></text:p>
      <table:table table:style-name="Table02">
        <table:table-column table:style-name="TableColumn0200"/>
        <table:table-column table:style-name="TableColumn0201"/>
        <table:table-column table:style-name="TableColumn0202"/>
        <table:table-row table:style-name="TableRow0200">
          <table:table-cell table:style-name="TableCell020000" table:number-columns-spanned="2">
            <text:p text:style-name="P67"><text:span text:style-name="T144"/></text:p>
            <text:p text:style-name="P68"><text:span text:style-name="T145">Nº. do UC</text:span></text:p>
            <text:p text:style-name="P69"><text:span text:style-name="T146"/></text:p>
          </table:table-cell>
          <table:covered-table-cell/>
          <table:table-cell table:style-name="TableCell020002">
            <text:p text:style-name="P69"><text:span text:style-name="T146"/></text:p>
            <text:p text:style-name="P70"><text:span text:style-name="T147">Nome do Caso de Uso</text:span></text:p>
            <text:p text:style-name="P71"><text:span text:style-name="T148"/></text:p>
          </table:table-cell>
        </table:table-row>
        <table:table-row table:style-name="TableRow0201">
          <table:table-cell table:style-name="TableCell020100" table:number-columns-spanned="2">
            <text:p text:style-name="P74"><text:span text:style-name="T149">Cenário</text:span><text:span text:style-name="T150"/></text:p>
          </table:table-cell>
          <table:covered-table-cell/>
          <table:table-cell table:style-name="TableCell020102">
            <text:p text:style-name="P74"><text:span text:style-name="T151">Cadastrar usuário (figura 2)</text:span><text:span text:style-name="T152"/></text:p>
          </table:table-cell>
        </table:table-row>
        <table:table-row table:style-name="TableRow0202">
          <table:table-cell table:style-name="TableCell020200" table:number-columns-spanned="2">
            <text:p text:style-name="P77"><text:span text:style-name="T153">Descrição:</text:span><text:span text:style-name="T154"/></text:p>
          </table:table-cell>
          <table:covered-table-cell/>
          <table:table-cell table:style-name="TableCell020202">
            <text:p text:style-name="P77"><text:span text:style-name="T155">Cadastra um login de usuário com acesso ao sistema.</text:span><text:span text:style-name="T156"/></text:p>
          </table:table-cell>
        </table:table-row>
        <table:table-row table:style-name="TableRow0203">
          <table:table-cell table:style-name="TableCell020300" table:number-columns-spanned="2">
            <text:p text:style-name="P80"><text:span text:style-name="T157">Pré-Condição:</text:span><text:span text:style-name="T158"/></text:p>
          </table:table-cell>
          <table:covered-table-cell/>
          <table:table-cell table:style-name="TableCell020302">
            <text:p text:style-name="P80"><text:span text:style-name="T159">Deve ser acessado por um usuário com tal nível de permissão.<text:s text:c="2"/></text:span><text:span text:style-name="T160">*</text:span><text:span text:style-name="T161"/></text:p>
          </table:table-cell>
        </table:table-row>
        <table:table-row table:style-name="TableRow0204">
          <table:table-cell table:style-name="TableCell020400" table:number-columns-spanned="2">
            <text:p text:style-name="P82"><text:span text:style-name="T162">Pós-Condição:</text:span><text:span text:style-name="T163"/></text:p>
          </table:table-cell>
          <table:covered-table-cell/>
          <table:table-cell table:style-name="TableCell020402">
            <text:p text:style-name="P82"><text:span text:style-name="T164">Um login de usuário pronto para acesso ao sistema.<text:s/></text:span><text:span text:style-name="T165">*</text:span><text:span text:style-name="T166"/></text:p>
          </table:table-cell>
        </table:table-row>
        <table:table-row table:style-name="TableRow0205">
          <table:table-cell table:style-name="TableCell020500" table:number-columns-spanned="2">
            <text:p text:style-name="P84"><text:span text:style-name="T167">Atores:</text:span><text:span text:style-name="T168"/></text:p>
          </table:table-cell>
          <table:covered-table-cell/>
          <table:table-cell table:style-name="TableCell020502">
            <text:p text:style-name="P84"><text:span text:style-name="T169">Administrador.</text:span><text:span text:style-name="T170"/></text:p>
          </table:table-cell>
        </table:table-row>
        <table:table-row table:style-name="TableRow0206">
          <table:table-cell table:style-name="TableCell020600" table:number-columns-spanned="2">
            <text:p text:style-name="P86"><text:span text:style-name="T171">Ativação:</text:span><text:span text:style-name="T172"/></text:p>
          </table:table-cell>
          <table:covered-table-cell/>
          <table:table-cell table:style-name="TableCell020602">
            <text:p text:style-name="P86"><text:span text:style-name="T173">Manter Usuários &gt; Novo.</text:span><text:span text:style-name="T174"/></text:p>
          </table:table-cell>
        </table:table-row>
        <table:table-row table:style-name="TableRow0207">
          <table:table-cell table:style-name="TableCell020700" table:number-columns-spanned="3">
            <text:p text:style-name="P89"><text:span text:style-name="T175">Fluxo Principal</text:span><text:span text:style-name="T176"/></text:p>
          </table:table-cell>
          <table:covered-table-cell/>
          <table:covered-table-cell/>
        </table:table-row>
        <table:table-row table:style-name="TableRow0208">
          <table:table-cell table:style-name="TableCell020800">
            <text:p text:style-name="P92"><text:span text:style-name="T177">Nº.</text:span><text:span text:style-name="T178"/></text:p>
          </table:table-cell>
          <table:table-cell table:style-name="TableCell020801" table:number-columns-spanned="2">
            <text:p text:style-name="P93"><text:span text:style-name="T179">Ação</text:span><text:span text:style-name="T180"/></text:p>
          </table:table-cell>
          <table:covered-table-cell/>
        </table:table-row>
        <table:table-row table:style-name="TableRow0209">
          <table:table-cell table:style-name="TableCell020900">
            <text:p text:style-name="P96"><text:span text:style-name="T181">1</text:span><text:span text:style-name="T182"/></text:p>
          </table:table-cell>
          <table:table-cell table:style-name="TableCell020901" table:number-columns-spanned="2">
            <text:p text:style-name="P97"><text:span text:style-name="T183">Ator insere os dados do usuário.</text:span><text:span text:style-name="T184"/></text:p>
          </table:table-cell>
          <table:covered-table-cell/>
        </table:table-row>
        <table:table-row table:style-name="TableRow0210">
          <table:table-cell table:style-name="TableCell021000">
            <text:p text:style-name="P99"><text:span text:style-name="T185">2</text:span><text:span text:style-name="T186"/></text:p>
          </table:table-cell>
          <table:table-cell table:style-name="TableCell021001" table:number-columns-spanned="2">
            <text:p text:style-name="P100"><text:span text:style-name="T187">Ator seleciona um nível de acesso na combo.</text:span><text:span text:style-name="T188"/></text:p>
          </table:table-cell>
          <table:covered-table-cell/>
        </table:table-row>
        <table:table-row table:style-name="TableRow0211">
          <table:table-cell table:style-name="TableCell021100">
            <text:p text:style-name="P102"><text:span text:style-name="T189">3</text:span><text:span text:style-name="T190"/></text:p>
          </table:table-cell>
          <table:table-cell table:style-name="TableCell021101" table:number-columns-spanned="2">
            <text:p text:style-name="P103"><text:span text:style-name="T191">Ator pressiona o botão "Cadastrar".<text:s/></text:span><text:a xlink:href="#Requisitos"><text:span text:style-name="T193">(Vide Requisito R3)</text:span><text:span text:style-name="T194">HYPERLINK "#Exceções"</text:span><text:span text:style-name="T195">(Vide Exceção E1</text:span></text:a><text:span text:style-name="T196">)</text:span></text:p>
          </table:table-cell>
          <table:covered-table-cell/>
        </table:table-row>
        <table:table-row table:style-name="TableRow0212">
          <table:table-cell table:style-name="TableCell021200">
            <text:p text:style-name="P105"><text:span text:style-name="T197">4</text:span><text:span text:style-name="T198"/></text:p>
          </table:table-cell>
          <table:table-cell table:style-name="TableCell021201" table:number-columns-spanned="2">
            <text:p text:style-name="P106"><text:span text:style-name="T199">Fim.</text:span><text:span text:style-name="T200"/></text:p>
          </table:table-cell>
          <table:covered-table-cell/>
        </table:table-row>
        <table:table-row table:style-name="TableRow0213">
          <table:table-cell table:style-name="TableCell021300" table:number-columns-spanned="3">
            <text:p text:style-name="P109"><text:span text:style-name="T201">Fluxos Alternativos</text:span><text:span text:style-name="T202"/></text:p>
          </table:table-cell>
          <table:covered-table-cell/>
          <table:covered-table-cell/>
        </table:table-row>
        <table:table-row table:style-name="TableRow0214">
          <table:table-cell table:style-name="TableCell021400" table:number-columns-spanned="3">
            <text:p text:style-name="P111"><text:span text:style-name="T203">Fluxo Alternativo 1 – Cadastrar novo nível de permissão</text:span><text:span text:style-name="T204"/></text:p>
          </table:table-cell>
          <table:covered-table-cell/>
          <table:covered-table-cell/>
        </table:table-row>
        <table:table-row table:style-name="TableRow0215">
          <table:table-cell table:style-name="TableCell021500">
            <text:p text:style-name="P114"><text:span text:style-name="T205">2.1</text:span><text:span text:style-name="T206"/></text:p>
          </table:table-cell>
          <table:table-cell table:style-name="TableCell021501" table:number-columns-spanned="2">
            <text:p text:style-name="P115"><text:span text:style-name="T207">Ator pressiona o ícone "plus".<text:s/></text:span><text:span text:style-name="T208"/></text:p>
          </table:table-cell>
          <table:covered-table-cell/>
        </table:table-row>
        <table:table-row table:style-name="TableRow0216">
          <table:table-cell table:style-name="TableCell021600">
            <text:p text:style-name="P117"><text:span text:style-name="T209">2.2</text:span><text:span text:style-name="T210"/></text:p>
          </table:table-cell>
          <table:table-cell table:style-name="TableCell021601" table:number-columns-spanned="2">
            <text:p text:style-name="P118"><text:span text:style-name="T211">Vai para Requisito de Controle de acesso. (Cadastro de controle de acesso Vide ...)<text:s/></text:span><text:span text:style-name="T212"/></text:p>
          </table:table-cell>
          <table:covered-table-cell/>
        </table:table-row>
        <table:table-row table:style-name="TableRow0217">
          <table:table-cell table:style-name="TableCell021700">
            <text:p text:style-name="P121"><text:span text:style-name="T213">2.3</text:span><text:span text:style-name="T214"/></text:p>
          </table:table-cell>
          <table:table-cell table:style-name="TableCell021701" table:number-columns-spanned="2">
            <text:p text:style-name="P122"><text:span text:style-name="T215">Retorna ao fluxo 3 do fluxo principal.</text:span><text:span text:style-name="T216"/></text:p>
          </table:table-cell>
          <table:covered-table-cell/>
        </table:table-row>
        <table:table-row table:style-name="TableRow0218">
          <table:table-cell table:style-name="TableCell021800" table:number-columns-spanned="3">
            <text:p text:style-name="P125"><text:span text:style-name="T218">Fluxo Alternativo 2 – Editar nível de permissão</text:span><text:span text:style-name="T219"/></text:p>
          </table:table-cell>
          <table:covered-table-cell/>
          <table:covered-table-cell/>
        </table:table-row>
        <table:table-row table:style-name="TableRow0219">
          <table:table-cell table:style-name="TableCell021900">
            <text:p text:style-name="P128"><text:span text:style-name="T221">2.1</text:span><text:span text:style-name="T222"/></text:p>
          </table:table-cell>
          <table:table-cell table:style-name="TableCell021901" table:number-columns-spanned="2">
            <text:p text:style-name="P129"><text:span text:style-name="T223">Ator marca/desmarca os acessos desejados do nível de permissão escolhido.</text:span><text:span text:style-name="T224"/></text:p>
          </table:table-cell>
          <table:covered-table-cell/>
        </table:table-row>
        <table:table-row table:style-name="TableRow0220">
          <table:table-cell table:style-name="TableCell022000">
            <text:p text:style-name="P132"><text:span text:style-name="T225">2.3</text:span><text:span text:style-name="T226"/></text:p>
          </table:table-cell>
          <table:table-cell table:style-name="TableCell022001" table:number-columns-spanned="2">
            <text:p text:style-name="P133"><text:span text:style-name="T227">Retorna ao fluxo 3 do fluxo principal.</text:span><text:span text:style-name="T228"/></text:p>
          </table:table-cell>
          <table:covered-table-cell/>
        </table:table-row>
        <table:table-row table:style-name="TableRow0221">
          <table:table-cell table:style-name="TableCell022100" table:number-columns-spanned="3">
            <text:p text:style-name="P136"><text:span text:style-name="T230">Fluxo Alternativo 3 – Salvar registro</text:span><text:span text:style-name="T231"/></text:p>
          </table:table-cell>
          <table:covered-table-cell/>
          <table:covered-table-cell/>
        </table:table-row>
        <table:table-row table:style-name="TableRow0222">
          <table:table-cell table:style-name="TableCell022200">
            <text:p text:style-name="P139"><text:span text:style-name="T233">3.1</text:span><text:span text:style-name="T234"/></text:p>
          </table:table-cell>
          <table:table-cell table:style-name="TableCell022201" table:number-columns-spanned="2">
            <text:p text:style-name="P140"><text:span text:style-name="T234">Sistema salva registro.</text:span></text:p>
          </table:table-cell>
          <table:covered-table-cell/>
        </table:table-row>
        <table:table-row table:style-name="TableRow0223">
          <table:table-cell table:style-name="TableCell022300">
            <text:p text:style-name="P143"><text:span text:style-name="T236">2.2</text:span><text:span text:style-name="T237"/></text:p>
          </table:table-cell>
          <table:table-cell table:style-name="TableCell022301" table:number-columns-spanned="2">
            <text:p text:style-name="P144"><text:span text:style-name="T237">Sistema emite mensagem. ("Usuário salvo com sucesso!")</text:span><text:span text:style-name="T238"><text:s/></text:span><text:span text:style-name="T239"/></text:p>
          </table:table-cell>
          <table:covered-table-cell/>
        </table:table-row>
        <table:table-row table:style-name="TableRow0224">
          <table:table-cell table:style-name="TableCell022400">
            <text:p text:style-name="P147"><text:span text:style-name="T240">2.3</text:span><text:span text:style-name="T241"/></text:p>
          </table:table-cell>
          <table:table-cell table:style-name="TableCell022401" table:number-columns-spanned="2">
            <text:p text:style-name="P148"><text:span text:style-name="T242">Retorna ao fluxo 4 do fluxo principal.</text:span><text:span text:style-name="T243"/></text:p>
          </table:table-cell>
          <table:covered-table-cell/>
        </table:table-row>
        <table:table-row table:style-name="TableRow0225">
          <table:table-cell table:style-name="TableCell022500" table:number-columns-spanned="3">
            <text:p text:style-name="P151"><text:span text:style-name="T245">Fluxo Alternativo 3 – Atualizar registro</text:span><text:span text:style-name="T246"/></text:p>
          </table:table-cell>
          <table:covered-table-cell/>
          <table:covered-table-cell/>
        </table:table-row>
        <table:table-row table:style-name="TableRow0226">
          <table:table-cell table:style-name="TableCell022600">
            <text:p text:style-name="P154"><text:span text:style-name="T247">2.1</text:span><text:span text:style-name="T248"/></text:p>
          </table:table-cell>
          <table:table-cell table:style-name="TableCell022601" table:number-columns-spanned="2">
            <text:p text:style-name="P155"><text:span text:style-name="T248">Sistema<text:s text:c="2"/>atualiza registro.</text:span></text:p>
          </table:table-cell>
          <table:covered-table-cell/>
        </table:table-row>
        <table:table-row table:style-name="TableRow0227">
          <table:table-cell table:style-name="TableCell022700">
            <text:p text:style-name="P158"><text:span text:style-name="T250">2.2</text:span><text:span text:style-name="T251"/></text:p>
          </table:table-cell>
          <table:table-cell table:style-name="TableCell022701" table:number-columns-spanned="2">
            <text:p text:style-name="P159"><text:span text:style-name="T251">Sistema emite mensagem. ("Usuário Atualizado com sucesso!")</text:span><text:span text:style-name="T252"><text:s/></text:span><text:span text:style-name="T253"/></text:p>
          </table:table-cell>
          <table:covered-table-cell/>
        </table:table-row>
        <table:table-row table:style-name="TableRow0228">
          <table:table-cell table:style-name="TableCell022800">
            <text:p text:style-name="P162"><text:span text:style-name="T254">2.3</text:span><text:span text:style-name="T255"/></text:p>
          </table:table-cell>
          <table:table-cell table:style-name="TableCell022801" table:number-columns-spanned="2">
            <text:p text:style-name="P163"><text:span text:style-name="T256">Retorna ao fluxo 4 do fluxo principal.</text:span><text:span text:style-name="T257"/></text:p>
          </table:table-cell>
          <table:covered-table-cell/>
        </table:table-row>
        <table:table-row table:style-name="TableRow0229">
          <table:table-cell table:style-name="TableCell022900" table:number-columns-spanned="3">
            <text:p text:style-name="P166"><text:span text:style-name="T259">Fluxo de Exceção – Exceções de cadastro de usuários</text:span><text:span text:style-name="T260"/></text:p>
          </table:table-cell>
          <table:covered-table-cell/>
          <table:covered-table-cell/>
        </table:table-row>
        <table:table-row table:style-name="TableRow0230">
          <table:table-cell table:style-name="TableCell023000">
            <text:p text:style-name="P169"><text:span text:style-name="T263">E1</text:span><text:span text:style-name="T264"/></text:p>
          </table:table-cell>
          <table:table-cell table:style-name="TableCell023001" table:number-columns-spanned="2">
            <text:p text:style-name="P170"><text:span text:style-name="T264">Sistema emite mensagem. ("Falha ao se conectar ao banco de dados")</text:span></text:p>
          </table:table-cell>
          <table:covered-table-cell/>
        </table:table-row>
        <table:table-row table:style-name="TableRow0231">
          <table:table-cell table:style-name="TableCell023100">
            <text:p text:style-name="P173"><text:span text:style-name="T265">E2</text:span><text:span text:style-name="T266"/></text:p>
          </table:table-cell>
          <table:table-cell table:style-name="TableCell023101" table:number-columns-spanned="2">
            <text:p text:style-name="P174"><text:span text:style-name="T266">Sistema emite mensagem. ("Falha ao se conectar ao banco de dados")</text:span></text:p>
          </table:table-cell>
          <table:covered-table-cell/>
        </table:table-row>
        <table:table-row table:style-name="TableRow0232">
          <table:table-cell table:style-name="TableCell023200" table:number-columns-spanned="3">
            <text:p text:style-name="P177"><text:span text:style-name="T267">Requisitos</text:span><text:span text:style-name="T268"/></text:p>
          </table:table-cell>
          <table:covered-table-cell/>
          <table:covered-table-cell/>
        </table:table-row>
        <table:table-row table:style-name="TableRow0233">
          <table:table-cell table:style-name="TableCell023300">
            <text:p text:style-name="P180"><text:span text:style-name="T269">R1</text:span><text:span text:style-name="T270"/></text:p>
          </table:table-cell>
          <table:table-cell table:style-name="TableCell023301" table:number-columns-spanned="2">
            <text:p text:style-name="P181"><text:span text:style-name="T271">Toda e qualquer regra que o Sistema deverá obedecer.</text:span><text:span text:style-name="T272"/></text:p>
          </table:table-cell>
          <table:covered-table-cell/>
        </table:table-row>
        <table:table-row table:style-name="TableRow0234">
          <table:table-cell table:style-name="TableCell023400">
            <text:p text:style-name="P183"><text:span text:style-name="T273">R2</text:span><text:span text:style-name="T274"/></text:p>
          </table:table-cell>
          <table:table-cell table:style-name="TableCell023401" table:number-columns-spanned="2">
            <text:p text:style-name="P184"><text:span text:style-name="T275">Toda e qualquer regra que o Sistema deverá obedecer.</text:span><text:span text:style-name="T276"/></text:p>
          </table:table-cell>
          <table:covered-table-cell/>
        </table:table-row>
      </table:table>
      <text:p text:style-name="P186"><text:span text:style-name="T276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 table:number-columns-spanned="2">
            <text:p text:style-name="P188"><text:span text:style-name="T277">Referências</text:span><text:span text:style-name="T278"/></text:p>
          </table:table-cell>
          <table:covered-table-cell/>
        </table:table-row>
        <table:table-row table:style-name="TableRow0301">
          <table:table-cell table:style-name="TableCell030100">
            <text:p text:style-name="P191"><text:span text:style-name="T279">RF1</text:span><text:span text:style-name="T280"/></text:p>
          </table:table-cell>
          <table:table-cell table:style-name="TableCell030101">
            <text:p text:style-name="P192"><text:span text:style-name="T281">Neste item, devem constar documentos que são citados no Caso de Uso ou que ajudarão o programador a ter um melhor entendimento do Caso de Uso.</text:span></text:p>
            <text:p text:style-name="P192"><text:span text:style-name="T281">Ex.: Consulte o documento “Descrições de Tipos e Domínios.doc” para um melhor entendimento dos Tipos e Domínios dos campos do Sistema.</text:span><text:span text:style-name="T282"/></text:p>
          </table:table-cell>
        </table:table-row>
        <table:table-row table:style-name="TableRow0302">
          <table:table-cell table:style-name="TableCell030200" table:number-columns-spanned="2">
            <text:p text:style-name="P195"><text:span text:style-name="T283">Observações</text:span><text:span text:style-name="T284"/></text:p>
          </table:table-cell>
          <table:covered-table-cell/>
        </table:table-row>
        <table:table-row table:style-name="TableRow0303">
          <table:table-cell table:style-name="TableCell030300" table:number-columns-spanned="2">
            <text:p text:style-name="P198"><text:span text:style-name="T285">Nonononononononononononononono.</text:span></text:p>
            <text:p text:style-name="P198"><text:span text:style-name="T285">Nonononononononononononononono.</text:span><text:span text:style-name="T286"/></text:p>
          </table:table-cell>
          <table:covered-table-cell/>
        </table:table-row>
      </table:table>
      <text:p text:style-name="P200"><text:span text:style-name="T286"/></text:p>
      <text:p text:style-name="P200"><text:span text:style-name="T286"/></text:p>
      <text:p text:style-name="P200"><text:span text:style-name="T287">Obs.: </text:span></text:p>
      <text:p text:style-name="P200"><text:span text:style-name="T288"/></text:p>
      <text:p text:style-name="P201"><text:span text:style-name="T289"><text:s text:c="3"/>*<text:tab/> Quando não houver necessidade de preencher os campos “Pré-Condição” e “Pós-Condição”,<text:s text:c="8"/>preencher com a frase “Não aplicável”.</text:span></text:p>
      <text:p text:style-name="P202"><text:span text:style-name="T290"/></text:p>
      <text:p text:style-name="P202"><text:span text:style-name="T291"><text:s text:c="3"/>** Toda referência a um Requisito/Exceção/Referência deverá ter um link para o título em questão.</text:span></text:p>
      <text:p text:style-name="P202"><text:span text:style-name="T291"><text:s text:c="4"/></text:span></text:p>
      <text:p text:style-name="P202"><text:span text:style-name="T291"><text:s text:c="7"/>Ex.: (Vide Requisito R1) terá link para o título “Requisitos”.</text:span></text:p>
      <text:p text:style-name="P202"><text:span text:style-name="T291"><text:s text:c="14"/>(Vide Exceção E1) terá link para o título “Fluxo de Exceção”.</text:span></text:p>
      <text:p text:style-name="P203"><text:span text:style-name="T291"><text:s/>(Vide Referência RF1) terá link para o título “Referências”.</text:span></text:p>
      <text:p text:style-name="P204"><text:span text:style-name="T292"/></text:p>
      <text:p text:style-name="P204"><text:span text:style-name="T292"/></text:p>
      <text:p text:style-name="P205"><text:span text:style-name="T293"><text:s text:c="3"/></text:span><text:span text:style-name="T294">à</text:span><text:span text:style-name="T295"><text:s/>Retirar estas observações no documento oficial.</text:span></text:p>
      <text:p text:style-name="P205"><text:span text:style-name="T296"><text:tab/></text:span></text:p>
      <text:p text:style-name="P205"><text:span text:style-name="T297"/></text:p>
      <text:p text:style-name="P205"><text:span text:style-name="T297"/></text:p>
      <text:list text:style-name="L206">
        <text:list-item>
          <text:p text:style-name="P206"><text:span text:style-name="T298">Assinaturas</text:span></text:p>
        </text:list-item>
      </text:list>
      <text:p text:style-name="P207"><text:span text:style-name="T299"/></text:p>
      <text:p text:style-name="P208"><text:span text:style-name="T300">Os abaixo assinados estão de acordo com o conteúdo do documento “Especificação de Caso de Uso”, do Sistema &lt;</text:span><text:span text:style-name="T301">Nome do Sistema</text:span><text:span text:style-name="T302">&gt;, versão<text:s/></text:span><text:span text:style-name="T303">9.9</text:span><text:span text:style-name="T304">,</text:span><text:span text:style-name="T305"><text:s/>Módulo<text:s/></text:span><text:span text:style-name="T306">&lt;</text:span><text:span text:style-name="T307">Nome do Módulo – apenas se o Sistema estiver repartido em Módulos</text:span><text:span text:style-name="T308">&gt;, release<text:s/></text:span><text:span text:style-name="T309">9.9</text:span><text:span text:style-name="T310"><text:s/>&lt;Nº. da versão do módulo&gt;</text:span><text:span text:style-name="T311">.</text:span></text:p>
      <text:p text:style-name="P209"><text:span text:style-name="T312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211"><text:span text:style-name="T312"/></text:p>
            <text:p text:style-name="P211"><text:span text:style-name="T313">Data: ___/___/_____</text:span></text:p>
            <text:p text:style-name="P211"><text:span text:style-name="T314"/></text:p>
            <text:p text:style-name="P211"><text:span text:style-name="T314"/></text:p>
            <text:p text:style-name="P212"><text:span text:style-name="T314"/></text:p>
          </table:table-cell>
          <table:table-cell table:style-name="TableCell040001">
            <text:p text:style-name="P213"><text:span text:style-name="T314"/></text:p>
            <text:p text:style-name="P213"><text:span text:style-name="T315">Data: ___/___/_____</text:span></text:p>
            <text:p text:style-name="P213"><text:span text:style-name="T316"/></text:p>
            <text:p text:style-name="P213"><text:span text:style-name="T316"/></text:p>
            <text:p text:style-name="P214"><text:span text:style-name="T316"/></text:p>
          </table:table-cell>
        </table:table-row>
        <table:table-row table:style-name="TableRow0401">
          <table:table-cell table:style-name="TableCell040100">
            <text:p text:style-name="P217"><text:span text:style-name="T317">Nome Completo</text:span></text:p>
            <text:p text:style-name="P217"><text:span text:style-name="T318">Cargo</text:span></text:p>
            <text:p text:style-name="P217"><text:span text:style-name="T318">Sigla da Superintendência</text:span><text:span text:style-name="T319"/></text:p>
          </table:table-cell>
          <table:table-cell table:style-name="TableCell040101">
            <text:p text:style-name="P217"><text:span text:style-name="T320">Nome Completo</text:span></text:p>
            <text:p text:style-name="P217"><text:span text:style-name="T321">Cargo</text:span></text:p>
            <text:p text:style-name="P217"><text:span text:style-name="T321">Sigla da Superintendência</text:span><text:span text:style-name="T322"/></text:p>
          </table:table-cell>
        </table:table-row>
      </table:table>
      <text:p text:style-name="P219"><text:span text:style-name="T322"/></text:p>
      <text:p text:style-name="P219"><text:span text:style-name="T322"/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221"><text:span text:style-name="T322"/></text:p>
            <text:p text:style-name="P221"><text:span text:style-name="T323">Data: ___/___/_____</text:span></text:p>
            <text:p text:style-name="P221"><text:span text:style-name="T324"/></text:p>
            <text:p text:style-name="P221"><text:span text:style-name="T324"/></text:p>
            <text:p text:style-name="P222"><text:span text:style-name="T324"/></text:p>
          </table:table-cell>
          <table:table-cell table:style-name="TableCell050001">
            <text:p text:style-name="P223"><text:span text:style-name="T324"/></text:p>
            <text:p text:style-name="P223"><text:span text:style-name="T325">Data: ___/___/_____</text:span></text:p>
            <text:p text:style-name="P223"><text:span text:style-name="T326"/></text:p>
            <text:p text:style-name="P223"><text:span text:style-name="T326"/></text:p>
            <text:p text:style-name="P224"><text:span text:style-name="T326"/></text:p>
          </table:table-cell>
        </table:table-row>
        <table:table-row table:style-name="TableRow0501">
          <table:table-cell table:style-name="TableCell050100">
            <text:p text:style-name="P227"><text:span text:style-name="T327">Nome Completo</text:span></text:p>
            <text:p text:style-name="P227"><text:span text:style-name="T328">Cargo</text:span></text:p>
            <text:p text:style-name="P227"><text:span text:style-name="T328">Sigla da Superintendência</text:span><text:span text:style-name="T329"/></text:p>
          </table:table-cell>
          <table:table-cell table:style-name="TableCell050101">
            <text:p text:style-name="P227"><text:span text:style-name="T330">Nome Completo</text:span></text:p>
            <text:p text:style-name="P227"><text:span text:style-name="T331">Cargo</text:span></text:p>
            <text:p text:style-name="P227"><text:span text:style-name="T331">Sigla da Superintendência</text:span><text:span text:style-name="T332"/></text:p>
          </table:table-cell>
        </table:table-row>
      </table:table>
      <text:p text:style-name="P229"><text:span text:style-name="T332"/></text:p>
      <text:p text:style-name="P229"><text:span text:style-name="T333">Obs.: </text:span></text:p>
      <text:list text:style-name="L230">
        <text:list-item>
          <text:p text:style-name="P230"><text:span text:style-name="T334">Em caso de dúvida do Cargo e Superintendência de uma pessoa, busque essa informação no E-mail (dois cliques sobre o endereço de E-mail da pessoa, “Title” = Cargo, “Department” = Superintendência). </text:span></text:p>
        </text:list-item>
        <text:list-item>
          <text:p text:style-name="P230"><text:span text:style-name="T334">Colocar acima os seguintes cargos:</text:span></text:p>
        </text:list-item>
      </text:list>
      <text:p text:style-name="P231"><text:span text:style-name="T334">- Coordenadores de Projetos;</text:span></text:p>
      <text:p text:style-name="P231"><text:span text:style-name="T334">- Gestor de Projetos;</text:span></text:p>
      <text:p text:style-name="P231"><text:span text:style-name="T334">- Analista de Negócios responsável pelo sistema;</text:span></text:p>
      <text:p text:style-name="P231"><text:span text:style-name="T334">- Autor do Caso de Uso (analista que escreveu o caso de uso);</text:span></text:p>
      <text:p text:style-name="P231"><text:span text:style-name="T334">- Superintendente da área do coordenador entrevistado;</text:span></text:p>
      <text:p text:style-name="P231"><text:span text:style-name="T334">- Coordenador entrevistado.</text:span></text:p>
      <text:p text:style-name="P232"><text:span text:style-name="T335"/></text:p>
      <text:p text:style-name="P232"><text:span text:style-name="T335"/></text:p>
      <text:p text:style-name="P233"><text:span text:style-name="T336">à</text:span><text:span text:style-name="T337"><text:s/>Retirar essa observação no documento oficial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